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6.6924in" table:align="margins"/>
    </style:style>
    <style:style style:name="Tabelle3.A" style:family="table-column">
      <style:table-column-properties style:column-width="2.2306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24in" table:align="margins"/>
    </style:style>
    <style:style style:name="Tabelle7.A" style:family="table-column">
      <style:table-column-properties style:column-width="2.2306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24in" table:align="margins"/>
    </style:style>
    <style:style style:name="Tabelle11.A" style:family="table-column">
      <style:table-column-properties style:column-width="3.3458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24in" table:align="margins"/>
    </style:style>
    <style:style style:name="Tabelle4.A" style:family="table-column">
      <style:table-column-properties style:column-width="2.2306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24in" table:align="margins"/>
    </style:style>
    <style:style style:name="Tabelle8.A" style:family="table-column">
      <style:table-column-properties style:column-width="2.2306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24in" table:align="margins"/>
    </style:style>
    <style:style style:name="Tabelle12.A" style:family="table-column">
      <style:table-column-properties style:column-width="3.3458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24in" table:align="margins"/>
    </style:style>
    <style:style style:name="Tabelle6.A" style:family="table-column">
      <style:table-column-properties style:column-width="2.2306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24in" table:align="margins"/>
    </style:style>
    <style:style style:name="Tabelle10.A" style:family="table-column">
      <style:table-column-properties style:column-width="2.2306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24in" table:align="margins"/>
    </style:style>
    <style:style style:name="Tabelle13.A" style:family="table-column">
      <style:table-column-properties style:column-width="3.3458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24in" table:align="margins"/>
    </style:style>
    <style:style style:name="Tabelle9.A" style:family="table-column">
      <style:table-column-properties style:column-width="2.2306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24in" table:align="margins"/>
    </style:style>
    <style:style style:name="Tabelle14.A" style:family="table-column">
      <style:table-column-properties style:column-width="3.3458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24in" table:align="margins"/>
    </style:style>
    <style:style style:name="Tabelle5.A" style:family="table-column">
      <style:table-column-properties style:column-width="2.2306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24in" table:align="margins"/>
    </style:style>
    <style:style style:name="Tabelle15.A" style:family="table-column">
      <style:table-column-properties style:column-width="3.3458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24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74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24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74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B3" style:family="table-cell">
      <style:table-cell-properties fo:padding="0.0382in" fo:border-left="0.0007in solid #000000" fo:border-right="none" fo:border-top="none" fo:border-bottom="0.0007in solid #000000"/>
    </style:style>
    <style:style style:name="Tabelle2" style:family="table">
      <style:table-properties style:width="6.6924in" table:align="margins"/>
    </style:style>
    <style:style style:name="Tabelle2.A" style:family="table-column">
      <style:table-column-properties style:column-width="1.25in" style:rel-column-width="12240*"/>
    </style:style>
    <style:style style:name="Tabelle2.B" style:family="table-column">
      <style:table-column-properties style:column-width="2.125in" style:rel-column-width="20809*"/>
    </style:style>
    <style:style style:name="Tabelle2.C" style:family="table-column">
      <style:table-column-properties style:column-width="3.3174in" style:rel-column-width="32486*"/>
    </style:style>
    <style:style style:name="Tabelle2.A1" style:family="table-cell">
      <style:table-cell-properties fo:padding="0.0382in" fo:border-left="0.0007in solid #000000" fo:border-right="none" fo:border-top="0.0007in solid #000000" fo:border-bottom="0.0007in solid #000000"/>
    </style:style>
    <style:style style:name="Tabelle2.C1" style:family="table-cell">
      <style:table-cell-properties fo:padding="0.0382in" fo:border="0.0007in solid #000000"/>
    </style:style>
    <style:style style:name="Tabelle2.C2" style:family="table-cell">
      <style:table-cell-properties fo:padding="0.0382in" fo:border-left="0.0007in solid #000000" fo:border-right="0.0007in solid #000000" fo:border-top="none" fo:border-bottom="0.0007in solid #000000"/>
    </style:style>
    <style:style style:name="Tabelle2.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paragraph-properties fo:text-align="center" style:justify-single-word="false"/>
      <style:text-properties style:text-underline-style="solid" style:text-underline-width="auto" style:text-underline-color="font-color"/>
    </style:style>
    <style:style style:name="P16" style:family="paragraph" style:parent-style-name="Table_20_Contents">
      <style:text-properties style:use-window-font-color="true"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text-underline-style="none" fo:font-weight="normal" style:font-weight-asian="normal" style:font-weight-complex="normal"/>
    </style:style>
    <style:style style:name="P21"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2"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3"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normal" style:font-weight-asian="normal" style:font-weight-complex="normal"/>
    </style:style>
    <style:style style:name="P26" style:family="paragraph" style:parent-style-name="Table_20_Heading">
      <style:text-properties style:text-underline-style="solid" style:text-underline-width="auto" style:text-underline-color="font-color" fo:font-weight="normal" style:font-weight-asian="normal" style:font-weight-complex="normal"/>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7"/>
    <style:style style:name="P39" style:family="paragraph" style:parent-style-name="Text_20_body" style:list-style-name="L18">
      <style:text-properties style:text-underline-style="none" fo:font-weight="normal" style:font-weight-asian="normal" style:font-weight-complex="normal"/>
    </style:style>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5">
      <style:text-properties fo:font-weight="normal" style:font-weight-asian="normal" style:font-weight-complex="normal"/>
    </style:style>
    <style:style style:name="P48" style:family="paragraph" style:parent-style-name="Text_20_body" style:list-style-name="L35"/>
    <style:style style:name="P49" style:family="paragraph" style:parent-style-name="Text_20_body" style:list-style-name="L36"/>
    <style:style style:name="P50" style:family="paragraph" style:parent-style-name="Text_20_body" style:list-style-name="L37"/>
    <style:style style:name="P51" style:family="paragraph" style:parent-style-name="Text_20_body" style:list-style-name="L9">
      <style:paragraph-properties fo:margin-left="0in" fo:margin-right="0in" fo:text-indent="0in" style:auto-text-indent="false"/>
    </style:style>
    <style:style style:name="P52" style:family="paragraph" style:parent-style-name="Text_20_body" style:list-style-name="L10">
      <style:paragraph-properties fo:break-before="page"/>
    </style:style>
    <style:style style:name="P53" style:family="paragraph" style:parent-style-name="Text_20_body" style:list-style-name="L15">
      <style:paragraph-properties fo:break-before="page"/>
    </style:style>
    <style:style style:name="P54" style:family="paragraph" style:parent-style-name="Text_20_body" style:list-style-name="L9">
      <style:paragraph-properties fo:margin-left="0in" fo:margin-right="0in" fo:text-indent="-0.25in" style:auto-text-indent="false"/>
    </style:style>
    <style:style style:name="P55" style:family="paragraph" style:parent-style-name="Text_20_body" style:list-style-name="L16">
      <style:paragraph-properties fo:margin-left="0.9807in" fo:margin-right="0in" fo:text-indent="-0.25in" style:auto-text-indent="false"/>
    </style:style>
    <style:style style:name="P56" style:family="paragraph" style:parent-style-name="Heading_20_1">
      <style:paragraph-properties fo:break-before="page"/>
    </style:style>
    <style:style style:name="P57" style:family="paragraph" style:parent-style-name="Heading_20_3">
      <style:paragraph-properties fo:break-before="page"/>
    </style:style>
    <style:style style:name="P58" style:family="paragraph" style:parent-style-name="Heading_20_4">
      <style:paragraph-properties fo:break-before="page"/>
    </style:style>
    <style:style style:name="P59" style:family="paragraph" style:parent-style-name="Heading_20_2">
      <style:paragraph-properties fo:break-before="page"/>
    </style:style>
    <style:style style:name="P60" style:family="paragraph" style:parent-style-name="Contents_20_1">
      <style:paragraph-properties>
        <style:tab-stops>
          <style:tab-stop style:position="6.6925in" style:type="right" style:leader-style="dotted" style:leader-text="."/>
        </style:tab-stops>
      </style:paragraph-properties>
    </style:style>
    <style:style style:name="P61" style:family="paragraph" style:parent-style-name="Contents_20_2">
      <style:paragraph-properties>
        <style:tab-stops>
          <style:tab-stop style:position="6.4957in" style:type="right" style:leader-style="dotted" style:leader-text="."/>
        </style:tab-stops>
      </style:paragraph-properties>
    </style:style>
    <style:style style:name="P62" style:family="paragraph" style:parent-style-name="Contents_20_3">
      <style:paragraph-properties>
        <style:tab-stops>
          <style:tab-stop style:position="6.2992in" style:type="right" style:leader-style="dotted" style:leader-text="."/>
        </style:tab-stops>
      </style:paragraph-properties>
    </style:style>
    <style:style style:name="P63" style:family="paragraph" style:parent-style-name="Table_20_Contents" style:list-style-name="L26">
      <style:text-properties style:use-window-font-color="true" fo:font-weight="bold" style:font-weight-asian="bold" style:font-weight-complex="bold"/>
    </style:style>
    <style:style style:name="P64" style:family="paragraph" style:parent-style-name="Table_20_Contents" style:list-style-name="L27">
      <style:text-properties style:use-window-font-color="true" fo:font-weight="bold" style:font-weight-asian="bold" style:font-weight-complex="bold"/>
    </style:style>
    <style:style style:name="P65" style:family="paragraph" style:parent-style-name="Table_20_Contents" style:list-style-name="L28">
      <style:text-properties style:use-window-font-color="true" fo:font-weight="bold" style:font-weight-asian="bold" style:font-weight-complex="bold"/>
    </style:style>
    <style:style style:name="P66" style:family="paragraph" style:parent-style-name="Table_20_Contents" style:list-style-name="L29">
      <style:text-properties style:use-window-font-color="true" fo:font-weight="bold" style:font-weight-asian="bold" style:font-weight-complex="bold"/>
    </style:style>
    <style:style style:name="P67" style:family="paragraph" style:parent-style-name="Table_20_Contents" style:list-style-name="L30">
      <style:text-properties style:use-window-font-color="true" fo:font-weight="bold" style:font-weight-asian="bold" style:font-weight-complex="bold"/>
    </style:style>
    <style:style style:name="P68" style:family="paragraph" style:parent-style-name="Table_20_Contents" style:list-style-name="L31">
      <style:text-properties style:use-window-font-color="true" fo:font-weight="bold" style:font-weight-asian="bold" style:font-weight-complex="bold"/>
    </style:style>
    <style:style style:name="P69" style:family="paragraph" style:parent-style-name="Table_20_Contents" style:list-style-name="L32">
      <style:text-properties style:use-window-font-color="true" fo:font-weight="bold" style:font-weight-asian="bold" style:font-weight-complex="bold"/>
    </style:style>
    <style:style style:name="P70" style:family="paragraph" style:parent-style-name="Table_20_Contents" style:list-style-name="L33">
      <style:text-properties style:use-window-font-color="true" fo:font-weight="bold" style:font-weight-asian="bold" style:font-weight-complex="bold"/>
    </style:style>
    <style:style style:name="P71" style:family="paragraph" style:parent-style-name="Table_20_Contents" style:list-style-name="L34">
      <style:text-properties style:use-window-font-color="true" fo:font-weight="bold" style:font-weight-asian="bold" style:font-weight-complex="bold"/>
    </style:style>
    <style:style style:name="P72" style:family="paragraph" style:parent-style-name="Table_20_Contents" style:list-style-name="L3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0000" fo:font-style="italic" fo:font-weight="bold" style:font-style-asian="italic" style:font-weight-asian="bold" style:font-style-complex="italic"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2">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tep Three – ...... and Communicate them (aCt)</text:p>
      <text:p text:style-name="P2">Pieta / Rebase to MIB Core</text:p>
      <text:p text:style-name="Text_20_body">This hibernation report describes the things that <text:span text:style-name="T1">have been</text:span> implemented for release "Pieta".</text:p>
      <text:p text:style-name="Text_20_body">Chapter <text:bookmark-ref text:reference-format="number" text:ref-name="__RefHeading__1223_1007263011"> 3 </text:bookmark-ref> contains the essential parts.</text:p>
      <text:p text:style-name="Text_20_body">Version 3.x is indicating the version at the beginning of the SPARK project.</text:p>
      <text:h text:style-name="Heading_20_1" text:outline-level="1"><text:bookmark-start text:name="__RefHeading__1207_1007263011"/>Introduction<text:bookmark-end text:name="__RefHeading__1207_1007263011"/></text:h>
      <text:h text:style-name="Heading_20_2" text:outline-level="2"><text:bookmark-start text:name="__RefHeading__1209_1007263011"/>In the Beginning was the "Intermediate Layer"<text:bookmark-end text:name="__RefHeading__1209_1007263011"/></text:h>
      <text:p text:style-name="Text_20_body">When you develop a thing, most of the time you do not want to start with Adam and Eve (although there is software that actually did that).</text:p>
      <text:p text:style-name="Text_20_body">For example, in the area of ​​3D graphics and virtual worlds, there is the ISO standard X3D, which already provides many functions in a prefabricated form.</text:p>
      <text:p text:style-name="Text_20_body">You just have to put these functions together like in a LEGO kit into a so-called "scene". You do that for example using an XML syntax.</text:p>
      <text:p text:style-name="Text_20_body">Now it is often the case that many or at least several scenes offer similar functions that are not already included in the X3D standard, but in all of these scenes are similarly composed of the functions of the X3D standard.</text:p>
      <text:p text:style-name="Text_20_body">One wonders if it really is the last word of wisdom, if each scene author takes from the other with Copy &amp; Paste and clones the corresponding parts more and more, or whether it would not be better to provide these sub-functions in a central location.</text:p>
      <text:p text:style-name="Text_20_body">In an architectural way of speaking, we would say we want to put an "intermediate layer" between the scene and the Web3D browser that can be used by everyone, or at least by many scene authors.</text:p>
      <text:p text:style-name="Text_20_body">That's exactly what we're doing in the ArrT project, and that's what we do by using the mechanism of the "X3D Prototypes".</text:p>
      <text:p text:style-name="Text_20_body">Without going into the detail of the mechanism now: The SRR Framework is an intermediate layer that lies between Web3D browser and scene and offers general functions that are not so general that they are housed in a Web3D browser, but at least as general that they are used again and again in connection with railways.</text:p>
      <text:p text:style-name="Text_20_body"><draw:frame draw:style-name="fr1" draw:name="Rahmen1" text:anchor-type="paragraph" svg:x="0.5701in" svg:y="0.0602in" svg:width="5.2764in" draw:z-index="0"><draw:text-box fo:min-height="1.361in"><text:p text:style-name="Illustration"><draw:frame draw:style-name="fr3" draw:name="Objekt1" text:anchor-type="paragraph" svg:width="5.552in" style:rel-width="100%" svg:height="1.4799in" style:rel-height="scale" draw:z-index="1"><draw:object xlink:href="./Object 1" xlink:type="simple" xlink:show="embed" xlink:actuate="onLoad"/><draw:image xlink:href="./ObjectReplacements/Object 1" xlink:type="simple" xlink:show="embed" xlink:actuate="onLoad"/></draw:frame>Figure <text:sequence text:ref-name="refIllustration0" text:name="Illustration" text:formula="ooow:Illustration+1" style:num-format="1">1</text:sequence>: Simulated Railroad Framework as Intermediate Layer</text:p></draw:text-box></draw:frame></text:p>
      <text:h text:style-name="Heading_20_2" text:outline-level="2"><text:bookmark-start text:name="__RefHeading__1211_1007263011"/><text:soft-page-break/>The SRR Framework is Demanding<text:bookmark-end text:name="__RefHeading__1211_1007263011"/></text:h>
      <text:p text:style-name="Text_20_body">You can not put the SRR Framework under any scene.</text:p>
      <text:p text:style-name="Text_20_body">The SRR Framework requires the scene to follow certain rules for it to work.</text:p>
      <text:p text:style-name="Text_20_body">To be sure, the SRR Framework not only expands, but also restricts the X3D standard.</text:p>
      <text:p text:style-name="Text_20_body">The scene author must adhere to the following rules:</text:p>
      <text:list xml:id="list7572463588171740136" text:style-name="L35">
        <text:list-item>
          <text:p text:style-name="P48">The MMF paradigm and naming rules must be followed</text:p>
        </text:list-item>
        <text:list-item>
          <text:p text:style-name="P48">The interface definition of the SRR prototypes must be considered</text:p>
        </text:list-item>
      </text:list>
      <text:p text:style-name="Text_20_body">As a picture, you can thus decompose a SrrTrains scene into the following parts:</text:p>
      <text:p text:style-name="Text_20_body"><draw:frame draw:style-name="fr1" draw:name="Rahmen2" text:anchor-type="paragraph" svg:x="0.5701in" svg:y="-0.0035in" svg:width="5.552in" draw:z-index="2"><draw:text-box fo:min-height="5.7189in"><text:p text:style-name="Illustration"><draw:frame draw:style-name="fr3" draw:name="Objekt2" text:anchor-type="paragraph" svg:width="5.5492in" style:rel-width="100%" svg:height="5.7161in" style:rel-height="scale" draw:z-index="3"><draw:object xlink:href="./Object 2" xlink:type="simple" xlink:show="embed" xlink:actuate="onLoad"/><draw:image xlink:href="./ObjectReplacements/Object 2" xlink:type="simple" xlink:show="embed" xlink:actuate="onLoad"/></draw:frame>Figure <text:sequence text:ref-name="refIllustration1" text:name="Illustration" text:formula="ooow:Illustration+1" style:num-format="1">2</text:sequence>: Structure of an SrrTrains Scene</text:p></draw:text-box></draw:frame></text:p>
      <text:p text:style-name="Text_20_body">Note: you can see in the color scheme that the MIDAS objects are actually not part of the SRR Framework, this only provides the so-called MIDAS Base (MIB), with the help of which the MIDAS objects (MOBs) can be developedönnen.</text:p>
      <text:p text:style-name="Text_20_body"><text:soft-page-break/>The MMF paradigm (model / modules / frame paradigm) means that the scene is broken down into modules and models.</text:p>
      <text:p text:style-name="Text_20_body">Each scene contains at least one module, where modules can come from different authors, and each module contains any number of models, which can also come from different authors.</text:p>
      <text:p text:style-name="Text_20_body">The SRR Framework provides the necessary standardization by specifying the interfaces of the modules and models, and by providing the light green prototypes whose interfaces are also precisely specified.</text:p>
      <text:p text:style-name="Text_20_body">In detail, this means for the scene authors:</text:p>
      <text:list xml:id="list2836042722496853378" text:style-name="L36">
        <text:list-item>
          <text:p text:style-name="P49">A module must adhere to the specification of the uiModule interface so that it can be used in all SrrTrains scenes</text:p>
        </text:list-item>
        <text:list-item>
          <text:p text:style-name="P49">A model must adhere to the specification of the uiObj interface so that it can be used in all SrrTrains modules</text:p>
        </text:list-item>
        <text:list-item>
          <text:p text:style-name="P49">A MIDAS object must adhere to the specification of the uiObj interface so that it can be used in all SrrTrains models</text:p>
        </text:list-item>
        <text:list-item>
          <text:p text:style-name="P49">The Simple Scene Controller (SSC) must be instantiated exactly once per scene</text:p>
        </text:list-item>
        <text:list-item>
          <text:p text:style-name="P49">Module Coordinators (MC) need to be instantiated exactly once per module</text:p>
        </text:list-item>
        <text:list-item>
          <text:p text:style-name="P49">MIDAS objects are always contained in exactly one model</text:p>
        </text:list-item>
        <text:list-item>
          <text:p text:style-name="P49">Models can contain more than one MIDAS object</text:p>
        </text:list-item>
        <text:list-item>
          <text:p text:style-name="P49">The Simple Scene Controller must be initialized as the first of all SRR prototypes</text:p>
        </text:list-item>
        <text:list-item>
          <text:p text:style-name="P49">The modules must be given unique names</text:p>
        </text:list-item>
        <text:list-item>
          <text:p text:style-name="P49">Module Coordinators are initialized after the SSC</text:p>
        </text:list-item>
        <text:list-item>
          <text:p text:style-name="P49">By initializing, the MCs attach to the SSC</text:p>
        </text:list-item>
        <text:list-item>
          <text:p text:style-name="P49">Dynamic modules can be detained and deinitialized exactly once. If you want to show it again, you have to load it again</text:p>
        </text:list-item>
        <text:list-item>
          <text:p text:style-name="P49">Models must have unique names within their parent module</text:p>
        </text:list-item>
        <text:list-item>
          <text:p text:style-name="P49">Within a model, all MIDAS objects must have unique names</text:p>
        </text:list-item>
        <text:list-item>
          <text:p text:style-name="P49">Bound models are initialized after initialization of the MC and attachted to the MC. They will be de-initialized together with their parent module at the latest</text:p>
        </text:list-item>
        <text:list-item>
          <text:p text:style-name="P49">Unbound models can be initialized after the SSC and attached to each initialized MC.</text:p>
        </text:list-item>
        <text:list-item>
          <text:p text:style-name="P49">Unbound models can always be detached and re-attached, even to different Mcs than the first one, but they can only be deinitialisiert once. If you want to use it again after de-initialization, you have to load it again</text:p>
        </text:list-item>
      </text:list>
      <text:h text:style-name="P59" text:outline-level="2"><text:bookmark-start text:name="__RefHeading__1213_1007263011"/>The SRR Framework ist not yet finished<text:bookmark-end text:name="__RefHeading__1213_1007263011"/></text:h>
      <text:p text:style-name="Text_20_body">There are three concepts that are currently not considered in the functionality of the SRR framework (they are not shown in Figure 2 yet):</text:p>
      <text:list xml:id="list3915973720311242679" text:style-name="L37">
        <text:list-item>
          <text:p text:style-name="P50">Unbound models</text:p>
        </text:list-item>
        <text:list-item>
          <text:p text:style-name="P50">Handover</text:p>
        </text:list-item>
        <text:list-item>
          <text:p text:style-name="P50">Moving Modules</text:p>
        </text:list-item>
      </text:list>
      <text:p text:style-name="Text_20_body">Unbound models are already partially included in this paper, but can only be tested after the completion of Step 0033.</text:p>
      <text:p text:style-name="Text_20_body">Handover should be prepared in principle, but will be finally implemented and tested after Step 0033.</text:p>
      <text:p text:style-name="Text_20_body">Moving Modules are currently not considered at all.</text:p>
      <text:h text:style-name="Heading_20_1" text:outline-level="1"><text:bookmark-start text:name="__RefHeading__1215_1007263011"/>Rebase to MIB Core – Planning<text:bookmark-end text:name="__RefHeading__1215_1007263011"/></text:h>
      <text:p text:style-name="Text_20_body">The chapters <text:bookmark-ref text:reference-format="number" text:ref-name="__RefHeading__1217_1007263011"> 2.1 </text:bookmark-ref>, <text:bookmark-ref text:reference-format="number" text:ref-name="__RefHeading__1219_1007263011"> 2.2 </text:bookmark-ref> and <text:bookmark-ref text:reference-format="number" text:ref-name="__RefHeading__1221_1007263011"> 2.3 </text:bookmark-ref> really show only historic considerations about how we planned to rebase the SRR Framework to some Core Prototypes. Therefore we did not translate those chapters from German to English. So sorry.</text:p>
      <text:h text:style-name="Heading_20_2" text:outline-level="2"><text:bookmark-start text:name="__RefHeading__1217_1007263011"/>Die MIDAS Base (MIB)<text:bookmark-end text:name="__RefHeading__1217_1007263011"/></text:h>
      <text:p text:style-name="Text_20_body">Im Zuge der Entwicklung hat sich herausgestellt, dass man MIDAS Objekte (MOBs) auf drei Arten von Objekten zurückführen kann:</text:p>
      <text:list xml:id="list6926514249823977885" text:style-name="L4">
        <text:list-item>
          <text:p text:style-name="P27">No-State MOBs: das sind MOBs, die überhaupt keinen globalen State verwalten</text:p>
        </text:list-item>
        <text:list-item>
          <text:p text:style-name="P27">Standard MOBs: das sind MOBs, die einen diskreten globalen State verwalten, also einen State, der sich nicht allzu oft ändert</text:p>
        </text:list-item>
        <text:list-item>
          <text:p text:style-name="P27">Animated MOBs: das sind MOBs, die einen kontinuierlichen globalen State verwalten, also einen State, der durch eine (quasi-)kontinuierliche Zeitfunktion state(t) dargestellt werden kann</text:p>
        </text:list-item>
      </text:list>
      <text:p text:style-name="Text_20_body">Dementsprechend bestand die MIB vor dem "Rebase to MIB Core" aus folgenden Prototypen:</text:p>
      <text:p text:style-name="Text_20_body"><draw:frame draw:style-name="fr1" draw:name="Rahmen3" text:anchor-type="paragraph" svg:x="0.5701in" svg:y="-0.0445in" svg:width="5.2661in" draw:z-index="4"><draw:text-box fo:min-height="1.3075in"><text:p text:style-name="Illustration"><draw:frame draw:style-name="fr3" draw:name="Objekt3" text:anchor-type="paragraph" svg:width="5.5528in" style:rel-width="100%" svg:height="1.5201in"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3</text:sequence>: Alter Aufbau der MIB</text:p></draw:text-box></draw:frame></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19_1007263011"/><text:soft-page-break/>Die geplanten Neuerungen in der MIDAS Base (MIB)<text:bookmark-end text:name="__RefHeading__1219_1007263011"/></text:h>
      <text:p text:style-name="Text_20_body">In <text:sequence-ref text:reference-format="category-and-value" text:ref-name="refIllustration2">Abbildung 3</text:sequence-ref> sieht man, dass ausser der MibConsoleBase (das sind die Funktionen für das Konsoleninterface, die für alle MOBs gleich sind) ein gemeinsamer Netzwerksensor MibStandardNs definiert ist, der sowohl von standard MOBs als auch von animierten MOBs verwendet wird, und ein Netzwerksensor MibAnimNs, der nur von animierten MOBs verwendet wird.</text:p>
      <text:p text:style-name="Text_20_body">Nun hat sich herausgestellt, dass es einige Funktionen gibt, die in allen drei Prototypen MibNostate, MibStandard und MibAnim implementiert sind, die also sinnvollerweise in einen gemeinsamen Prototypen auf der Ebene der MibConsoleBase ausgelagert werden sollten.</text:p>
      <text:p text:style-name="Text_20_body">Es sind das</text:p>
      <text:list xml:id="list8281811465515545534" text:style-name="L5">
        <text:list-item>
          <text:p text:style-name="P28">Funktionen bezüglich Initialisierung und Attachment</text:p>
        </text:list-item>
      </text:list>
      <text:p text:style-name="Text_20_body">Weiters hat sich gezeigt, dass einige Funktionen in MibStandard und MibAnim parallel implementiert wurden, die man besser auf die Ebene von MibStandardNs auslagern sollte.</text:p>
      <text:p text:style-name="Text_20_body">Es sind das</text:p>
      <text:list xml:id="list3316210279737466640" text:style-name="L6">
        <text:list-item>
          <text:p text:style-name="P29">Funktionen der OBCO State Machine</text:p>
        </text:list-item>
      </text:list>
      <text:p text:style-name="Text_20_body">Somit müsste man die MIDAS Base derart ändern, dass man die generellen Anteile in einen "gemeinsamen Keller" auslagert, in eine "Unterschicht".</text:p>
      <text:p text:style-name="Text_20_body">Diese "Unterschicht" wollen wir als "MIB Core" bezeichnen.</text:p>
      <text:p text:style-name="Text_20_body">Damit hätte das SRR Framework nach der "Rebase to MIB Core" folgenden Aufbau:</text:p>
      <text:p text:style-name="Text_20_body"><draw:frame draw:style-name="fr2" draw:name="Rahmen4" text:anchor-type="paragraph" svg:width="5.5516in" draw:z-index="6"><draw:text-box fo:min-height="3.0866in"><text:p text:style-name="Illustration"><draw:frame draw:style-name="fr4" draw:name="Objekt4" text:anchor-type="paragraph" svg:x="0in" svg:y="0.0862in" svg:width="5.5528in" style:rel-width="100%" svg:height="2.7091in" style:rel-height="scale" draw:z-index="7"><draw:object xlink:href="./Object 4" xlink:type="simple" xlink:show="embed" xlink:actuate="onLoad"/><draw:image xlink:href="./ObjectReplacements/Object 4" xlink:type="simple" xlink:show="embed" xlink:actuate="onLoad"/></draw:frame>Abbildung <text:sequence text:ref-name="refIllustration3" text:name="Illustration" text:formula="ooow:Illustration+1" style:num-format="1">4</text:sequence>: Neuer Aufbau des SRR Framework</text:p></draw:text-box></draw:frame></text:p>
      <text:h text:style-name="P59" text:outline-level="2"><text:bookmark-start text:name="__RefHeading__1221_1007263011"/>Die Model Prototypes (MOPs)<text:bookmark-end text:name="__RefHeading__1221_1007263011"/></text:h>
      <text:p text:style-name="Text_20_body">Es gibt einige Regeln betreffend der Namensgebung von MIDAS Objekten und der Behandlung von verschachtelten MIDAS Objekten sowie bezüglich der Behandlung von Netzwerksensoren in Modellen, die nur als Anleitung für den Modellautor vorhanden sind.</text:p>
      <text:p text:style-name="Text_20_body">Um den Modellautor bei der Befolgung dieser Regeln zu unterstützen, ist es geplant, sogenannte "Model Prototypes" zur Verfügung zu stellen, die diese Arbeiten übernehmen, die also den Modell­autor bei der</text:p>
      <text:list xml:id="list1803878029555274623" text:style-name="L7">
        <text:list-item>
          <text:p text:style-name="P30">Koordinierung der MIDAS Objekte und Netzwerksensoren</text:p>
        </text:list-item>
      </text:list>
      <text:p text:style-name="Text_20_body">unterstützen.</text:p>
      <text:p text:style-name="Text_20_body">Damit hätte dann jedes SrrTrains Modell, wenn der Modellautor die MOPs verwendet, folgenden Aufbau:</text:p>
      <text:p text:style-name="Text_20_body"><draw:frame draw:style-name="fr1" draw:name="Rahmen5" text:anchor-type="paragraph" svg:x="0.5701in" svg:y="0.0028in" svg:width="5.5528in" draw:z-index="8"><draw:text-box fo:min-height="5.1465in"><text:p text:style-name="Illustration"><draw:frame draw:style-name="fr3" draw:name="Objekt5" text:anchor-type="paragraph" svg:width="5.552in" style:rel-width="100%" svg:height="5.1457in" style:rel-height="scale" draw:z-index="9"><draw:object xlink:href="./Object 5" xlink:type="simple" xlink:show="embed" xlink:actuate="onLoad"/><draw:image xlink:href="./ObjectReplacements/Object 5" xlink:type="simple" xlink:show="embed" xlink:actuate="onLoad"/></draw:frame>Abbildung <text:sequence text:ref-name="refIllustration4" text:name="Illustration" text:formula="ooow:Illustration+1" style:num-format="1">5</text:sequence>: Neuer Aufbau eines SrrTrains Modells</text:p></draw:text-box></draw:frame></text:p>
      <text:h text:style-name="P56" text:outline-level="1"><text:bookmark-start text:name="__RefHeading__1223_1007263011"/>Hibernation Report 001 "Pieta / MIB Core"<text:bookmark-end text:name="__RefHeading__1223_1007263011"/></text:h>
      <text:p text:style-name="Text_20_body">This chapter is the main chapter of the hibernation report 001 "Pieta / Mib Core". All previous chapters were just introduction and additional explanation of the background.</text:p>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1207_1007263011" text:style-name="Index_20_Link" text:visited-style-name="Index_20_Link"><text:s/>1 Introduction<text:tab/>1</text:a></text:p>
          <text:p text:style-name="P61"><text:a xlink:type="simple" xlink:href="#__RefHeading__1209_1007263011" text:style-name="Index_20_Link" text:visited-style-name="Index_20_Link"><text:s/>1.1 In the Beginning was the "Intermediate Layer"<text:tab/>1</text:a></text:p>
          <text:p text:style-name="P61"><text:a xlink:type="simple" xlink:href="#__RefHeading__1211_1007263011" text:style-name="Index_20_Link" text:visited-style-name="Index_20_Link"><text:s/>1.2 The SRR Framework ist Demanding<text:tab/>2</text:a></text:p>
          <text:p text:style-name="P61"><text:a xlink:type="simple" xlink:href="#__RefHeading__1213_1007263011" text:style-name="Index_20_Link" text:visited-style-name="Index_20_Link"><text:s/>1.3 The SRR Framework ist not yet finished<text:tab/>4</text:a></text:p>
          <text:p text:style-name="P60"><text:a xlink:type="simple" xlink:href="#__RefHeading__1215_1007263011" text:style-name="Index_20_Link" text:visited-style-name="Index_20_Link"><text:s/>2 Rebase to MIB Core – Planning<text:tab/>4</text:a></text:p>
          <text:p text:style-name="P61"><text:a xlink:type="simple" xlink:href="#__RefHeading__1217_1007263011" text:style-name="Index_20_Link" text:visited-style-name="Index_20_Link"><text:s/>2.1 Die MIDAS Base (MIB)<text:tab/>4</text:a></text:p>
          <text:p text:style-name="P61"><text:a xlink:type="simple" xlink:href="#__RefHeading__1219_1007263011" text:style-name="Index_20_Link" text:visited-style-name="Index_20_Link"><text:s/>2.2 Die geplanten Neuerungen in der MIDAS Base (MIB)<text:tab/>5</text:a></text:p>
          <text:p text:style-name="P61"><text:a xlink:type="simple" xlink:href="#__RefHeading__1221_1007263011" text:style-name="Index_20_Link" text:visited-style-name="Index_20_Link"><text:s/>2.3 Die Model Prototypes (MOPs)<text:tab/>6</text:a></text:p>
          <text:p text:style-name="P60"><text:a xlink:type="simple" xlink:href="#__RefHeading__1223_1007263011" text:style-name="Index_20_Link" text:visited-style-name="Index_20_Link"><text:s/>3 Hibernation Report 001 "Pieta / MIB Core"<text:tab/>7</text:a></text:p>
          <text:p text:style-name="P61"><text:a xlink:type="simple" xlink:href="#__RefHeading__1447_1800198758" text:style-name="Index_20_Link" text:visited-style-name="Index_20_Link"><text:s/>3.1 Simple Multiuser Scenes (SMS) – An Introduction<text:tab/>8</text:a></text:p>
          <text:p text:style-name="P61"><text:a xlink:type="simple" xlink:href="#__RefHeading__2297_2081168293" text:style-name="Index_20_Link" text:visited-style-name="Index_20_Link"><text:s/>3.2 The SMUOS Framework – Overview<text:tab/>9</text:a></text:p>
          <text:p text:style-name="P62"><text:a xlink:type="simple" xlink:href="#__RefHeading__1751_95462509" text:style-name="Index_20_Link" text:visited-style-name="Index_20_Link"><text:s/>3.2.1 Are You an Author or Are You A Programmer<text:tab/>10</text:a></text:p>
          <text:p text:style-name="P62"><text:a xlink:type="simple" xlink:href="#__RefHeading__1931_95462509" text:style-name="Index_20_Link" text:visited-style-name="Index_20_Link"><text:s/>3.2.2 External Interfaces<text:tab/>10</text:a></text:p>
          <text:p text:style-name="P62"><text:a xlink:type="simple" xlink:href="#__RefHeading__1929_95462509" text:style-name="Index_20_Link" text:visited-style-name="Index_20_Link"><text:s/>3.2.3 Three Parts of the SMUOS Framework – Decomposition<text:tab/>12</text:a></text:p>
          <text:p text:style-name="P61"><text:a xlink:type="simple" xlink:href="#__RefHeading__2299_2081168293" text:style-name="Index_20_Link" text:visited-style-name="Index_20_Link"><text:s/>3.3 The Simple Scene Controller<text:tab/>15</text:a></text:p>
          <text:p text:style-name="P62"><text:a xlink:type="simple" xlink:href="#__RefHeading__2959_2055018111" text:style-name="Index_20_Link" text:visited-style-name="Index_20_Link"><text:s/>3.3.1 Purpose of the Simple Scene Controller<text:tab/>15</text:a></text:p>
          <text:p text:style-name="P62"><text:a xlink:type="simple" xlink:href="#__RefHeading__2961_2055018111" text:style-name="Index_20_Link" text:visited-style-name="Index_20_Link"><text:s/>3.3.2 The Common Parameters (commParam)<text:tab/>18</text:a></text:p>
          <text:p text:style-name="P62"><text:a xlink:type="simple" xlink:href="#__RefHeading__2963_2055018111" text:style-name="Index_20_Link" text:visited-style-name="Index_20_Link"><text:s/>3.3.3 Interfaces of the Simple Scene Controller<text:tab/>19</text:a></text:p>
          <text:p text:style-name="P61"><text:a xlink:type="simple" xlink:href="#__RefHeading__2301_2081168293" text:style-name="Index_20_Link" text:visited-style-name="Index_20_Link"><text:s/>3.4 The Module Coordinator<text:tab/>20</text:a></text:p>
          <text:p text:style-name="P62"><text:a xlink:type="simple" xlink:href="#__RefHeading__2545_2081168293" text:style-name="Index_20_Link" text:visited-style-name="Index_20_Link"><text:s/>3.4.1 Purpose of the Module Coordinator<text:tab/>20</text:a></text:p>
          <text:p text:style-name="P62"><text:a xlink:type="simple" xlink:href="#__RefHeading__2965_2055018111" text:style-name="Index_20_Link" text:visited-style-name="Index_20_Link"><text:s/>3.4.2 The Module Parameters (modParam)<text:tab/>23</text:a></text:p>
          <text:p text:style-name="P62"><text:a xlink:type="simple" xlink:href="#__RefHeading__1449_1800198758" text:style-name="Index_20_Link" text:visited-style-name="Index_20_Link"><text:s/>3.4.3 Interfaces of the Module Coordinator<text:tab/>24</text:a></text:p>
          <text:p text:style-name="P61"><text:a xlink:type="simple" xlink:href="#__RefHeading__2557_2081168293" text:style-name="Index_20_Link" text:visited-style-name="Index_20_Link"><text:s/>3.5 MIDAS Objects and the MIDAS Base<text:tab/>25</text:a></text:p>
          <text:p text:style-name="P62"><text:a xlink:type="simple" xlink:href="#__RefHeading__1451_1800198758" text:style-name="Index_20_Link" text:visited-style-name="Index_20_Link"><text:s/>3.5.1 Purpose of MIDAS Objects (MOBs)<text:tab/>25</text:a></text:p>
          <text:p text:style-name="P62"><text:a xlink:type="simple" xlink:href="#__RefHeading__1453_1800198758" text:style-name="Index_20_Link" text:visited-style-name="Index_20_Link"><text:s/>3.5.2 Modes of Operation (MOOs) of Objects<text:tab/>26</text:a></text:p>
          <text:p text:style-name="P62"><text:a xlink:type="simple" xlink:href="#__RefHeading__1455_1800198758" text:style-name="Index_20_Link" text:visited-style-name="Index_20_Link"><text:s/>3.5.3 Types of MIDAS Objects<text:tab/>28</text:a></text:p>
          <text:p text:style-name="P62"><text:a xlink:type="simple" xlink:href="#__RefHeading__1227_1007263011" text:style-name="Index_20_Link" text:visited-style-name="Index_20_Link"><text:s/>3.5.4 Purpose of the MIDAS Base (MIB)<text:tab/>29</text:a></text:p>
          <text:p text:style-name="P61"><text:a xlink:type="simple" xlink:href="#__RefHeading__2082_1029898641" text:style-name="Index_20_Link" text:visited-style-name="Index_20_Link"><text:s/>3.6 Settled Properties of the Core Prototypes<text:tab/>31</text:a></text:p>
          <text:p text:style-name="P62"><text:a xlink:type="simple" xlink:href="#__RefHeading__3231_555477830" text:style-name="Index_20_Link" text:visited-style-name="Index_20_Link"><text:s/>3.6.1 Access to SSC Extensions<text:tab/>32</text:a></text:p>
          <text:p text:style-name="P62"><text:a xlink:type="simple" xlink:href="#__RefHeading__2488_1496756897" text:style-name="Index_20_Link" text:visited-style-name="Index_20_Link"><text:s/>3.6.2 Access to MC Extensions<text:tab/>33</text:a></text:p>
          <text:p text:style-name="P62"><text:a xlink:type="simple" xlink:href="#__RefHeading__3235_555477830" text:style-name="Index_20_Link" text:visited-style-name="Index_20_Link"><text:s/>3.6.3 Nested Objects<text:tab/>34</text:a></text:p>
          <text:p text:style-name="P62"><text:a xlink:type="simple" xlink:href="#__RefHeading__3237_555477830" text:style-name="Index_20_Link" text:visited-style-name="Index_20_Link"><text:s/>3.6.4 MOO Changes and Procedures<text:tab/>35</text:a></text:p>
          <text:p text:style-name="P62"><text:a xlink:type="simple" xlink:href="#__RefHeading__3635_555477830" text:style-name="Index_20_Link" text:visited-style-name="Index_20_Link"><text:s/>3.6.5 Required SSC Extensions<text:tab/>38</text:a></text:p>
          <text:p text:style-name="P62"><text:a xlink:type="simple" xlink:href="#__RefHeading__3637_555477830" text:style-name="Index_20_Link" text:visited-style-name="Index_20_Link"><text:s/>3.6.6 Required MC Extensions<text:tab/>39</text:a></text:p>
          <text:p text:style-name="P62"><text:a xlink:type="simple" xlink:href="#__RefHeading__3239_555477830" text:style-name="Index_20_Link" text:visited-style-name="Index_20_Link"><text:s/>3.6.7 SSC Related Network Sensors and UOC Related SSC Dispatchers<text:tab/>40</text:a></text:p>
          <text:p text:style-name="P62"><text:a xlink:type="simple" xlink:href="#__RefHeading__3241_555477830" text:style-name="Index_20_Link" text:visited-style-name="Index_20_Link"><text:s/>3.6.8 Object Related and MIB Related Network Sensors<text:tab/>40</text:a></text:p>
          <text:p text:style-name="P61"><text:a xlink:type="simple" xlink:href="#__RefHeading__1846_918816407" text:style-name="Index_20_Link" text:visited-style-name="Index_20_Link"><text:s/>3.7 A Possible Evolution Path for the SMUOS Framework<text:tab/>41</text:a></text:p>
          <text:p text:style-name="P62"><text:a xlink:type="simple" xlink:href="#__RefHeading__1848_918816407" text:style-name="Index_20_Link" text:visited-style-name="Index_20_Link"><text:s/>3.7.1 Rebase to Core Prototypes ("Pieta") – done<text:tab/>41</text:a></text:p>
          <text:p text:style-name="P62"><text:a xlink:type="simple" xlink:href="#__RefHeading__2084_1029898641" text:style-name="Index_20_Link" text:visited-style-name="Index_20_Link"><text:s/>3.7.2 Unbound Models ("Arimathea") – ongoing<text:tab/>41</text:a></text:p>
          <text:p text:style-name="P62"><text:a xlink:type="simple" xlink:href="#__RefHeading__1852_918816407" text:style-name="Index_20_Link" text:visited-style-name="Index_20_Link"><text:s/>3.7.3 Handover and Moving Modules – rough ideas<text:tab/>41</text:a></text:p>
        </text:index-body>
      </text:table-of-content>
      <text:p text:style-name="Text_20_body"/>
      <text:p text:style-name="Text_20_body"><text:soft-page-break/>The previous chapter has explained in German language, which changes were <text:span text:style-name="T1">planned</text:span> for the MIDAS Base (MIB) for step 0033.10.</text:p>
      <text:p text:style-name="Text_20_body">Now the present chapter tells in English language, which are the <text:span text:style-name="T1">actual results</text:span> of step 0033.10.</text:p>
      <text:p text:style-name="Text_20_body">Hence chapters <text:bookmark-ref text:reference-format="number" text:ref-name="__RefHeading__1207_1007263011"> 1 </text:bookmark-ref> and <text:bookmark-ref text:reference-format="number" text:ref-name="__RefHeading__1215_1007263011"> 2 </text:bookmark-ref> are of historical interest only for those, who like to deal with the backgrounds and the history of the implementation.</text:p>
      <text:h text:style-name="Heading_20_2" text:outline-level="2"><text:bookmark-start text:name="__RefHeading__1447_1800198758"/>Simple Multiuser Scenes (SMS) – An Introduction<text:bookmark-end text:name="__RefHeading__1447_1800198758"/></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uch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1" draw:name="Rahmen18" text:anchor-type="paragraph" svg:x="0.5752in" svg:y="0in" svg:width="5.3756in" draw:z-index="34"><draw:text-box fo:min-height="1.5217in"><text:p text:style-name="Figure"><draw:frame draw:style-name="fr5" draw:name="Objekt18" text:anchor-type="paragraph" svg:x="0.0016in" svg:y="0.0008in" svg:width="5.3756in" style:rel-width="100%" svg:height="1.5217in" style:rel-height="scale" draw:z-index="35"><draw:object xlink:href="./Object 18" xlink:type="simple" xlink:show="embed" xlink:actuate="onLoad"/><draw:image xlink:href="./ObjectReplacements/Object 18" xlink:type="simple" xlink:show="embed" xlink:actuate="onLoad"/></draw:frame>Figure <text:sequence text:ref-name="refFigure0" text:name="Figure" text:formula="ooow:Figure+1" style:num-format="1">1</text:sequence>: A layered view of a Simple Multiuser Scene (SMS)</text:p></draw:text-box></draw:frame></text:p>
      <text:h text:style-name="P59" text:outline-level="2"><text:bookmark-start text:name="__RefHeading__2297_2081168293"/>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3">what we call the "MMF Paradigm"</text:span>.</text:p>
      <text:p text:style-name="Text_20_body">This just means the authors have to decompose the scenes into <text:span text:style-name="T4">m</text:span>odels, <text:span text:style-name="T4">m</text:span>odules and <text:span text:style-name="T4">f</text:span>rames.</text:p>
      <text:p text:style-name="Text_20_body"><text:sequence-ref text:reference-format="category-and-value" text:ref-name="refFigure1">Figure 2</text:sequence-ref> tries to explain the relations among the parts of the SMUOS Framework and the models, modules and frame of a scene.</text:p>
      <text:p text:style-name="Text_20_body"/>
      <text:p text:style-name="Text_20_body"><draw:frame draw:style-name="fr1" draw:name="Rahmen10" text:anchor-type="paragraph" svg:x="0.2055in" svg:y="0in" svg:width="6.3339in" draw:z-index="10"><draw:text-box fo:min-height="4.0575in"><text:p text:style-name="Figure"><draw:frame draw:style-name="fr6" draw:name="Objekt10" text:anchor-type="paragraph" svg:x="0.0209in" svg:y="0.0835in" svg:width="5.8602in" style:rel-width="98%" svg:height="3.6102in" style:rel-height="scale" draw:z-index="1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number" text:ref-name="__RefHeading__1929_95462509"> 3.2.3 </text:bookmark-ref> - but first let's dig a little bit into the basics:</text:p>
      <text:h text:style-name="P57" text:outline-level="3"><text:bookmark-start text:name="__RefHeading__1751_95462509"/>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18">Definition: We arbitrarily set a border between authors and programmers, which we call the <text:span text:style-name="T3">user interfaces</text:span>.</text:p>
      <text:list xml:id="list3842682049374859786" text:style-name="L8">
        <text:list-item>
          <text:p text:style-name="P31">The <text:span text:style-name="T3">user interface uiObj</text:span> is the interface between MIDAS Object and Model, where a programmer provides a MIDAS Object and an author uses the MIDAS Object to instrument a model.</text:p>
        </text:list-item>
        <text:list-item>
          <text:p text:style-name="P31">The <text:span text:style-name="T3">user interface uiMod</text:span> is the interface between Module Coordinator and Module, where a programmer provides the module coordinator and an author uses the Module Coordinator to instrument a module.</text:p>
        </text:list-item>
        <text:list-item>
          <text:p text:style-name="P31">The <text:span text:style-name="T3">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External Interfaces<text:bookmark-end text:name="__RefHeading__1931_95462509"/></text:h>
      <text:p text:style-name="Text_20_body">In chapter <text:bookmark-ref text:reference-format="number" text:ref-name="__RefHeading__1751_95462509"> 3.2.1 </text:bookmark-ref>we explained the user interfaces.</text:p>
      <text:p text:style-name="Text_20_body">Well, eve<text:span text:style-name="T6">ry user interface is</text:span> an <text:span text:style-name="T3">external interface</text:span>, but not every external interface is a user interface.</text:p>
      <text:p text:style-name="P18">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3">This interface is called eiMib</text:span>.</text:p>
      <text:p text:style-name="Text_20_body">Actually, the MIDAS Base was implemented to ease the implementation of MIDAS Objects.</text:p>
      <text:p text:style-name="Text_20_body">A programmer of a MIDAS Object could omit the usage of the eiMib interface and directly use the MC and SSC via the <text:span text:style-name="T3">external interfaces eiMod and eiControl</text:span>, respectively.</text:p>
      <text:p text:style-name="P19">These considerations are shown in <text:sequence-ref text:reference-format="category-and-value" text:ref-name="refFigure2">Figure 3</text:sequence-ref>.</text:p>
      <text:p text:style-name="Text_20_body"><draw:frame draw:style-name="fr1" draw:name="Rahmen8" text:anchor-type="paragraph" svg:x="0.3307in" svg:y="-0.0043in" svg:width="6.1673in" draw:z-index="12"><draw:text-box fo:min-height="3.7402in"><text:p text:style-name="Figure"><draw:frame draw:style-name="fr3" draw:name="Objekt9" text:anchor-type="paragraph" svg:width="6.1634in" style:rel-width="100%" svg:height="4.6937in" style:rel-height="scale" draw:z-index="13"><draw:object xlink:href="./Object 9" xlink:type="simple" xlink:show="embed" xlink:actuate="onLoad"/><draw:image xlink:href="./ObjectReplacements/Object 9" xlink:type="simple" xlink:show="embed" xlink:actuate="onLoad"/><svg:desc>OLE-Objekt</svg:desc></draw:frame>Figure <text:sequence text:ref-name="refFigure2" text:name="Figure" text:formula="ooow:Figure+1" style:num-format="1">3</text:sequence>: External interfaces of the SMUOS Framework</text:p></draw:text-box></draw:frame></text:p>
      <text:p text:style-name="Text_20_body">In <text:sequence-ref text:reference-format="category-and-value" text:ref-name="refFigure2">Figure 3</text:sequence-ref> we do not only see the external interfaces of the SMUOS Framework, but we also see what we call <text:span text:style-name="T3">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3">uiModule</text:span>) and of any SMS Model (<text:span text:style-name="T3">uiObj</text:span>), respectively.</text:p>
      <text:h text:style-name="P57" text:outline-level="3"><text:bookmark-start text:name="__RefHeading__1929_95462509"/>Three Parts of the SMUOS Framework – Decomposition<text:bookmark-end text:name="__RefHeading__1929_95462509"/></text:h>
      <text:h text:style-name="Heading_20_4" text:outline-level="4"><text:bookmark-start text:name="__RefHeading__1267_1800198758"/>MIDAS Objects (MOBs) and MIB – What's Their Purpose?<text:bookmark-end text:name="__RefHeading__1267_1800198758"/></text:h>
      <text:p text:style-name="Text_20_body">The magic of <text:span text:style-name="T3">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7">each and every scene author</text:span>, who uses the Network Sensor to build a car, <text:span text:style-name="T7">has to do the same work again and again</text:span>: building steerings, motors and other specialized mechanisms from the general Network Sensor.</text:p>
      <text:p text:style-name="Text_20_body">The concept of the MOBs allows to <text:span text:style-name="T7">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3">MIDAS Base (MIB)</text:span>. This is actually a part of the SMUOS Framework.</text:p>
      <text:p text:style-name="Text_20_body"/>
      <text:p text:style-name="Text_20_body"><draw:frame draw:style-name="fr2" draw:name="Rahmen13" text:anchor-type="paragraph" svg:width="5.5516in" draw:z-index="16"><draw:text-box fo:min-height="3.9366in"><text:p text:style-name="Figure"><draw:frame draw:style-name="fr5" draw:name="Objekt13" text:anchor-type="paragraph" svg:x="0.0016in" svg:y="0.0008in" svg:width="5.55in" style:rel-width="100%" svg:height="3.9362in" style:rel-height="scale" draw:z-index="17"><draw:object xlink:href="./Object 13" xlink:type="simple" xlink:show="embed" xlink:actuate="onLoad"/><draw:image xlink:href="./ObjectReplacements/Object 13" xlink:type="simple" xlink:show="embed" xlink:actuate="onLoad"/><svg:desc>OLE-Objekt</svg:desc></draw:frame>Figure <text:sequence text:ref-name="refFigure3" text:name="Figure" text:formula="ooow:Figure+1" style:num-format="1">4</text:sequence>: MIDAS Base (MIB) for three types of MIDAS Objects (MOBs)</text:p></draw:text-box></draw:frame></text:p>
      <text:h text:style-name="Heading_20_4" text:outline-level="4"><text:bookmark-start text:name="__RefHeading__2968_2055018111"/><text:soft-page-break/>Module Coordinator (MC) – What's its Purpose?<text:bookmark-end text:name="__RefHeading__2968_2055018111"/></text:h>
      <text:p text:style-name="Text_20_body">One basic concept of the SrrTrains v0.01 project is to decompose the terrain and the objects like houses and trees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3">Module Coordinator (MC)</text:span> is to coordinate all MOBs of one module.</text:p>
      <text:p text:style-name="Text_20_body">Later we found that some specialized MIDAS Objects could require more functionality from the MC than that, which is present in the basic MC (<text:span text:style-name="T3">MC Base</text:span>).</text:p>
      <text:p text:style-name="Text_20_body">This led to the possibility to extend the MC by your own extension (<text:span text:style-name="T3">MC Extension</text:span>).</text:p>
      <text:p text:style-name="Text_20_body">Some basic properties that are of common interest for all MC Extensions have been outsourced to the <text:span text:style-name="T3">MC Core</text:span> in step 0033.10 (Release "Pieta").</text:p>
      <text:p text:style-name="Text_20_body"/>
      <text:p text:style-name="Text_20_body"><draw:frame draw:style-name="fr2" draw:name="Rahmen12" text:anchor-type="paragraph" svg:width="5.5516in" draw:z-index="18"><draw:text-box fo:min-height="3.9366in"><text:p text:style-name="Figure"><draw:frame draw:style-name="fr5" draw:name="Objekt12" text:anchor-type="paragraph" svg:x="0.0016in" svg:y="0.0008in" svg:width="5.55in" style:rel-width="100%" svg:height="3.9362in" style:rel-height="scale" draw:z-index="19"><draw:object xlink:href="./Object 12" xlink:type="simple" xlink:show="embed" xlink:actuate="onLoad"/><draw:image xlink:href="./ObjectReplacements/Object 12" xlink:type="simple" xlink:show="embed" xlink:actuate="onLoad"/><svg:desc>OLE-Objekt</svg:desc></draw:frame>Figure <text:sequence text:ref-name="refFigure4" text:name="Figure" text:formula="ooow:Figure+1" style:num-format="1">5</text:sequence>: MC Base, MC Core and 3<text:span text:style-name="T8">rd</text:span> Party M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58" text:outline-level="4"><text:bookmark-start text:name="__RefHeading__2046_1438252963"/>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1">inhabit</text:span> a virtual scene (SMS).</text:p>
      <text:p text:style-name="Text_20_body">The frame needs a <text:span text:style-name="T1">central access point</text:span> to access the functions of the SMUOS Framework and the Module Coordinators and the MIDAS Objects need some <text:span text:style-name="T1">central intelligence</text:span>.</text:p>
      <text:p text:style-name="Text_20_body">This central access point and intelligence are provided by the <text:span text:style-name="T3">Simple Scene Controller (SSC)</text:span>.</text:p>
      <text:p text:style-name="Text_20_body">Some MIDAS Objects and some MC Extensions might need additional functions that are not provided by the <text:span text:style-name="T3">SSC Base</text:span>.</text:p>
      <text:p text:style-name="Text_20_body">Hence we added the possibility to implement your own <text:span text:style-name="T3">SSC Extensions</text:span>.</text:p>
      <text:p text:style-name="Text_20_body">In step 0033.10 (Release "Pieta") we outsourced some common functions that are common to all SSC Extensions into the <text:span text:style-name="T3">SSC Core</text:span>.</text:p>
      <text:p text:style-name="Text_20_body"/>
      <text:p text:style-name="Text_20_body"><draw:frame draw:style-name="fr2" draw:name="Rahmen11" text:anchor-type="paragraph" svg:width="5.5516in" draw:z-index="14"><draw:text-box fo:min-height="3.9366in"><text:p text:style-name="Figure"><draw:frame draw:style-name="fr5" draw:name="Objekt11" text:anchor-type="paragraph" svg:x="0.0016in" svg:y="0.0008in" svg:width="5.55in" style:rel-width="100%" svg:height="3.9362in" style:rel-height="scale" draw:z-index="15"><draw:object xlink:href="./Object 11" xlink:type="simple" xlink:show="embed" xlink:actuate="onLoad"/><draw:image xlink:href="./ObjectReplacements/Object 11" xlink:type="simple" xlink:show="embed" xlink:actuate="onLoad"/></draw:frame>Figure <text:sequence text:ref-name="refFigure5" text:name="Figure" text:formula="ooow:Figure+1" style:num-format="1">6</text:sequence>: SSC Base, SSC Core and 3<text:span text:style-name="T8">rd</text:span> Party SS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59" text:outline-level="2"><text:bookmark-start text:name="__RefHeading__2299_2081168293"/>The Simple Scene Controller<text:bookmark-end text:name="__RefHeading__2299_2081168293"/></text:h>
      <text:list xml:id="list3764952841816522668" text:style-name="L9">
        <text:list-header>
          <text:p text:style-name="P51">Chapter <text:bookmark-ref text:reference-format="chapter" text:ref-name="__RefHeading__2046_1438252963">3.2.3.3</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Purpose of the Simple Scene Controller<text:bookmark-end text:name="__RefHeading__2959_2055018111"/></text:h>
      <text:p text:style-name="Text_20_body">The SSC tries to be a <text:span text:style-name="T1">central access point within each scene instance (SI 1, SI 2, ...)</text:span>.</text:p>
      <text:p text:style-name="Text_20_body">That means, all aspects of the SMUOS Framework that are relevant to the whole simulation, can be accessed via the <text:span text:style-name="T3">user interface uiControl</text:span>.</text:p>
      <text:p text:style-name="Text_20_body">The SSC needs to maintain a global state (i.e. a set of values that are identical to all scene instances). Regarding this global state we distinguish the common <text:span text:style-name="T3">Communication State (commState)</text:span>, which is maintained by the SSC Base, and the specific <text:span text:style-name="T3">global state of each SSC Extension</text:span>.</text:p>
      <text:p text:style-name="Text_20_body">Please find an overview depicted in <text:sequence-ref text:reference-format="category-and-value" text:ref-name="refFigure6">Figure 7</text:sequence-ref>.</text:p>
      <text:p text:style-name="Text_20_body"/>
      <text:p text:style-name="Text_20_body"><draw:frame draw:style-name="fr1" draw:name="Rahmen14" text:anchor-type="paragraph" svg:x="0.5752in" svg:y="0in" svg:width="5.5425in" draw:z-index="20"><draw:text-box fo:min-height="4.7508in"><text:p text:style-name="Figure"><draw:frame draw:style-name="fr6" draw:name="Objekt14" text:anchor-type="paragraph" svg:x="0in" svg:y="0.0854in" svg:width="5.5425in" style:rel-width="100%" svg:height="4.5217in" style:rel-height="scale" draw:z-index="21"><draw:object xlink:href="./Object 14" xlink:type="simple" xlink:show="embed" xlink:actuate="onLoad"/><draw:image xlink:href="./ObjectReplacements/Object 14" xlink:type="simple" xlink:show="embed" xlink:actuate="onLoad"/></draw:frame>Figure <text:sequence text:ref-name="refFigure6" text:name="Figure" text:formula="ooow:Figure+1" style:num-format="1">7</text:sequence>: Global commState and global states of all SSC Extensions</text:p></draw:text-box></draw:frame></text:p>
      <text:p text:style-name="P19">The <text:span text:style-name="T3">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7">Figure 8</text:sequence-ref> and in the following listing.</text:p>
      <text:p text:style-name="Text_20_body"/>
      <text:p text:style-name="Text_20_body"><draw:frame draw:style-name="fr1" draw:name="Rahmen15" text:anchor-type="paragraph" svg:x="0.5752in" svg:y="0.0047in" svg:width="5.5425in" draw:z-index="22"><draw:text-box fo:min-height="5.5839in"><text:p text:style-name="Figure"><draw:frame draw:style-name="fr5" draw:name="Objekt15" text:anchor-type="paragraph" svg:x="0.0016in" svg:y="0.0008in" svg:width="5.5425in" style:rel-width="100%" svg:height="5.5835in" style:rel-height="scale" draw:z-index="23"><draw:object xlink:href="./Object 15" xlink:type="simple" xlink:show="embed" xlink:actuate="onLoad"/><draw:image xlink:href="./ObjectReplacements/Object 15" xlink:type="simple" xlink:show="embed" xlink:actuate="onLoad"/></draw:frame>Figure <text:sequence text:ref-name="refFigure7" text:name="Figure" text:formula="ooow:Figure+1" style:num-format="1">8</text:sequence>: SSC initialization and start activity – information flow</text:p></draw:text-box></draw:frame></text:p>
      <text:list xml:id="list9016181299473424022" text:style-name="L10">
        <text:list-item>
          <text:p text:style-name="P52">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32">Forwarding of commParam to all dependent SSC Extensions<text:line-break/>All dependent SSC Extensions are triggered to get initialized by the commParam</text:p>
        </text:list-item>
        <text:list-item>
          <text:p text:style-name="P32">Local Initialization of all dependent SSC Extensions<text:line-break/>Each SSC Extension (exactly the SSC Core in each SSC Extension)</text:p>
        </text:list-item>
      </text:list>
      <text:list xml:id="list9053729171837605344" text:style-name="L11">
        <text:list-item>
          <text:p text:style-name="P33">triggers and waits the local initialization of all mandatory dependent SSC Extensions</text:p>
        </text:list-item>
        <text:list-item>
          <text:p text:style-name="P33">triggers and waits the local initialization of all optional dependent SSC Extensions</text:p>
        </text:list-item>
        <text:list-item>
          <text:p text:style-name="P33">triggers and waits the initialization of all SSC Dispatchers of the SSC Extension</text:p>
        </text:list-item>
        <text:list-item>
          <text:p text:style-name="P33">triggers and waits the call back procedure "initialization" (here the author of the SSC Extension can include self-written code)</text:p>
        </text:list-item>
        <text:list-item>
          <text:p text:style-name="P33">reports "initialized" in case of successful local initialization (see step 4.)</text:p>
        </text:list-item>
        <text:list-item>
          <text:p text:style-name="P33">triggers the initialization of all network sensors of the SSC Extension</text:p>
        </text:list-item>
      </text:list>
      <text:list xml:id="list626911715272561928" text:style-name="L12">
        <text:list-item>
          <text:p text:style-name="P34">Local Initialization of all dependent SSC Extensions is finished</text:p>
        </text:list-item>
        <text:list-item>
          <text:p text:style-name="P34">Initializing the commState<text:line-break/>If the scene instance is the first instance of the multiuser session, then the commState will be explicitely initialized to "empty"</text:p>
        </text:list-item>
        <text:list-item>
          <text:p text:style-name="P34">Add Scene Instance to commState<text:line-break/>The scene instance sends an "Access Request" to the server part of the SSC and hence the scene instance will be added to the commState</text:p>
        </text:list-item>
        <text:list-item>
          <text:p text:style-name="P34">Now the Common Parameters are valid and the flag "iAmActive" in the commParam is set to TRUE. The flag "iAmActive" of the Common Parameter <text:span text:style-name="T1">Extensions</text:span> is still FALSE. However, the commParam can be used by the scene now and hence are published by the SSC via the uiControl interface.</text:p>
        </text:list-item>
        <text:list-item>
          <text:p text:style-name="P34">If the scene instance is the first of the multiuser session, then the SSC Extensions are triggered with the field "initializeStateAndStartActivity", otherwise they are triggered with "startActivity"</text:p>
        </text:list-item>
        <text:list-item>
          <text:p text:style-name="P34">Each SSC Extension initializes its global state (if it was triggered with "initializeStateAndStartActivity" – otherwise the state is already valid)</text:p>
        </text:list-item>
        <text:list-item>
          <text:p text:style-name="P34">Now the local copy of the global state is valid and the SSC Extension can "start Activity". The meaning of "start Activity" may vary from SSC Extension to SSC Extension</text:p>
        </text:list-item>
        <text:list-item>
          <text:p text:style-name="P34">The SSC Extension reports that activity has been started, the "iAmActive" flag in the Common Parameter Extension is set to TRUE.</text:p>
        </text:list-item>
      </text:list>
      <text:h text:style-name="P57" text:outline-level="3"><text:bookmark-start text:name="__RefHeading__2961_2055018111"/>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1" draw:name="Rahmen6" text:anchor-type="paragraph" svg:x="0.5665in" svg:y="0.0008in" svg:width="5.5591in" draw:z-index="24"><draw:text-box fo:min-height="2.9425in"><text:p text:style-name="Figure"><draw:frame draw:style-name="fr5" draw:name="Objekt6" text:anchor-type="paragraph" svg:x="0.0016in" svg:y="0.0008in" svg:width="5.5583in" style:rel-width="100%" svg:height="2.9425in" style:rel-height="scale" draw:z-index="25"><draw:object xlink:href="./Object 6" xlink:type="simple" xlink:show="embed" xlink:actuate="onLoad"/><draw:image xlink:href="./ObjectReplacements/Object 6" xlink:type="simple" xlink:show="embed" xlink:actuate="onLoad"/></draw:frame>Figure <text:sequence text:ref-name="refFigure8" text:name="Figure" text:formula="ooow:Figure+1" style:num-format="1">9</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57" text:outline-level="3"><text:bookmark-start text:name="__RefHeading__2963_2055018111"/>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2" draw:name="Rahmen7" text:anchor-type="paragraph" svg:width="5.5516in" draw:z-index="26"><draw:text-box fo:min-height="3.9366in"><text:p text:style-name="Figure"><draw:frame draw:style-name="fr5" draw:name="Objekt7" text:anchor-type="paragraph" svg:x="0.0016in" svg:y="0.0008in" svg:width="5.5508in" style:rel-width="100%" svg:height="3.9362in" style:rel-height="scale" draw:z-index="27"><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Considerations for the implementation of an SSC Extension</text:p></draw:text-box></draw:frame></text:p>
      <text:p text:style-name="Text_20_body">An SSC Extension</text:p>
      <text:list xml:id="list4960400220295612643" text:style-name="L13">
        <text:list-item>
          <text:p text:style-name="P35"><text:span text:style-name="T3">must</text:span> provide the <text:span text:style-name="T3">minimum interface miControl</text:span> to the SSC Base (or to the parent)</text:p>
        </text:list-item>
        <text:list-item>
          <text:p text:style-name="P35"><text:span text:style-name="T3">may</text:span> use the <text:span text:style-name="T3">external interface eiSscCore</text:span> of the SSC Core to ease the implementation</text:p>
        </text:list-item>
        <text:list-item>
          <text:p text:style-name="P35"><text:span text:style-name="T3">may</text:span> provide a <text:span text:style-name="T3">user interface uiControl(Ext)</text:span> to the frame.</text:p>
        </text:list-item>
        <text:list-item>
          <text:p text:style-name="P35"><text:span text:style-name="T3">may</text:span> provide an <text:span text:style-name="T3">external interface eiControl(Ext)</text:span> to its MC Extension(s) and/or to its MIDAS Objects</text:p>
        </text:list-item>
      </text:list>
      <text:h text:style-name="P59" text:outline-level="2"><text:bookmark-start text:name="__RefHeading__2301_2081168293"/>The Module Coordinator<text:bookmark-end text:name="__RefHeading__2301_2081168293"/></text:h>
      <text:list xml:id="list24199227" text:continue-list="list3764952841816522668" text:style-name="L9">
        <text:list-header>
          <text:p text:style-name="P54">Chapter <text:bookmark-ref text:reference-format="number" text:ref-name="__RefHeading__2968_2055018111"> 3.2.3.2 </text:bookmark-ref> introduced the Module Coordinator (MC) in a short and concise way.</text:p>
          <text:p text:style-name="P54">The present chapter describes the MC in a more detailed way, in particular we focus on the reader, who wants to implement an MC Extension.</text:p>
        </text:list-header>
      </text:list>
      <text:h text:style-name="Heading_20_3" text:outline-level="3"><text:bookmark-start text:name="__RefHeading__2545_2081168293"/>Purpose of the Module Coordinator<text:bookmark-end text:name="__RefHeading__2545_2081168293"/></text:h>
      <text:p text:style-name="Text_20_body">The module coordinator</text:p>
      <text:list xml:id="list566437292148698694" text:style-name="L14">
        <text:list-item>
          <text:p text:style-name="P36">coordinates all MIDAS Objects within one module within one scene instance (SI)</text:p>
        </text:list-item>
        <text:list-item>
          <text:p text:style-name="P36">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0">Figure 11</text:sequence-ref> at an example, where SMUOS Extension A consists of an SSC Extension A and SMUOS Extension B consists of an SSC Extension B and an MC Extension B.</text:p>
      <text:p text:style-name="Text_20_body"/>
      <text:p text:style-name="Text_20_body"><draw:frame draw:style-name="fr1" draw:name="Rahmen9" text:anchor-type="paragraph" svg:x="0.5665in" svg:y="-0.002in" svg:width="5.5591in" draw:z-index="28"><draw:text-box fo:min-height="4.6091in"><text:p text:style-name="Figure"><draw:frame draw:style-name="fr5" draw:name="Objekt8" text:anchor-type="paragraph" svg:x="0.0016in" svg:y="0.0008in" svg:width="5.5583in" style:rel-width="100%" svg:height="4.6083in" style:rel-height="scale" draw:z-index="29"><draw:object xlink:href="./Object 8" xlink:type="simple" xlink:show="embed" xlink:actuate="onLoad"/><draw:image xlink:href="./ObjectReplacements/Object 8" xlink:type="simple" xlink:show="embed" xlink:actuate="onLoad"/></draw:frame>Figure <text:sequence text:ref-name="refFigure10" text:name="Figure" text:formula="ooow:Figure+1" style:num-format="1">11</text:sequence>: Access to SSC global state(s) via the SSC (Extensions)</text:p></draw:text-box></draw:frame></text:p>
      <text:p text:style-name="P19">The <text:span text:style-name="T3">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3">attached to the SSC Base</text:span> in advance, in order to <text:span text:style-name="T3">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11">Figure 12</text:sequence-ref> and in the following listing:</text:p>
      <text:p text:style-name="Text_20_body"/>
      <text:p text:style-name="Text_20_body"><draw:frame draw:style-name="fr1" draw:name="Rahmen19" text:anchor-type="paragraph" svg:x="0.5752in" svg:y="0.0055in" svg:width="5.5425in" draw:z-index="36"><draw:text-box fo:min-height="5.1673in"><text:p text:style-name="Figure"><draw:frame draw:style-name="fr5" draw:name="Objekt19" text:anchor-type="paragraph" svg:x="0.0016in" svg:y="0.0008in" svg:width="5.5425in" style:rel-width="100%" svg:height="5.1665in" style:rel-height="scale" draw:z-index="37"><draw:object xlink:href="./Object 19" xlink:type="simple" xlink:show="embed" xlink:actuate="onLoad"/><draw:image xlink:href="./ObjectReplacements/Object 19" xlink:type="simple" xlink:show="embed" xlink:actuate="onLoad"/></draw:frame>Figure <text:sequence text:ref-name="refFigure11" text:name="Figure" text:formula="ooow:Figure+1" style:num-format="1">12</text:sequence>: MC initialization and attachment - information flow</text:p></draw:text-box></draw:frame></text:p>
      <text:list xml:id="list8475073897560880809" text:style-name="L15">
        <text:list-item>
          <text:p text:style-name="P53">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37">Forwarding of modParam to all dependent MC Extensions<text:line-break/>All dependent MC Extensions are triggered to get initialized by the modParam</text:p>
        </text:list-item>
        <text:list-item>
          <text:p text:style-name="P37">Local Initialization of all dependent MC Extensions<text:line-break/>Each MC Extension (exactly the MC Core in each MC Extension)</text:p>
        </text:list-item>
      </text:list>
      <text:list xml:id="list6134725460144827677" text:style-name="L16">
        <text:list-item>
          <text:p text:style-name="P55">triggers and waits the local initialization of all mandatory dependent MC Extensions</text:p>
        </text:list-item>
        <text:list-item>
          <text:p text:style-name="P55">triggers and waits the local initialization of all optional dependent MC Extensions</text:p>
        </text:list-item>
        <text:list-item>
          <text:p text:style-name="P55">triggers and waits the call back procedure "initialization" (here the author of the MC Extension can include self-written code)</text:p>
        </text:list-item>
        <text:list-item>
          <text:p text:style-name="P55">reports "initialized" in case of successful local initialization (see step 4.)</text:p>
        </text:list-item>
      </text:list>
      <text:list xml:id="list24191357" text:continue-list="list8475073897560880809" text:style-name="L15">
        <text:list-item>
          <text:p text:style-name="P37">Local Initialization of all dependent MC Extensions is finished</text:p>
        </text:list-item>
        <text:list-item>
          <text:p text:style-name="P37">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37">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37">The MC Extensions are triggered with the field "attach"</text:p>
        </text:list-item>
        <text:list-item>
          <text:p text:style-name="P37">Now each MC Extension can perform the "Attachment". The meaning of "Attachment" may vary from MC Extension to MC Extension</text:p>
        </text:list-item>
        <text:list-item>
          <text:p text:style-name="P37">The MC Extension reports that attachment has been finished, the "moduleIx" index in the Module Parameter Extension is set to the correct value &gt;= 0.</text:p>
        </text:list-item>
      </text:list>
      <text:h text:style-name="P57" text:outline-level="3"><text:bookmark-start text:name="__RefHeading__2965_2055018111"/>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1" draw:name="Rahmen16" text:anchor-type="paragraph" svg:x="0.5665in" svg:y="0.0008in" svg:width="5.5591in" draw:z-index="30"><draw:text-box fo:min-height="2.9425in"><text:p text:style-name="Figure"><draw:frame draw:style-name="fr5" draw:name="Objekt16" text:anchor-type="paragraph" svg:x="0.0016in" svg:y="0.0008in" svg:width="5.5583in" style:rel-width="100%" svg:height="2.9417in" style:rel-height="scale" draw:z-index="31"><draw:object xlink:href="./Object 16" xlink:type="simple" xlink:show="embed" xlink:actuate="onLoad"/><draw:image xlink:href="./ObjectReplacements/Object 16" xlink:type="simple" xlink:show="embed" xlink:actuate="onLoad"/><svg:desc>OLE-Objekt</svg:desc></draw:frame>Figure <text:sequence text:ref-name="refFigure12" text:name="Figure" text:formula="ooow:Figure+1" style:num-format="1">13</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57" text:outline-level="3"><text:bookmark-start text:name="__RefHeading__1449_1800198758"/>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2" draw:name="Rahmen17" text:anchor-type="paragraph" svg:width="5.5516in" draw:z-index="32"><draw:text-box fo:min-height="3.9366in"><text:p text:style-name="Figure"><draw:frame draw:style-name="fr5" draw:name="Objekt17" text:anchor-type="paragraph" svg:x="0.0016in" svg:y="0.0008in" svg:width="5.55in" style:rel-width="100%" svg:height="3.9362in" style:rel-height="scale" draw:z-index="33"><draw:object xlink:href="./Object 17" xlink:type="simple" xlink:show="embed" xlink:actuate="onLoad"/><draw:image xlink:href="./ObjectReplacements/Object 17" xlink:type="simple" xlink:show="embed" xlink:actuate="onLoad"/><svg:desc>OLE-Objekt</svg:desc></draw:frame>Figure <text:sequence text:ref-name="refFigure13" text:name="Figure" text:formula="ooow:Figure+1" style:num-format="1">14</text:sequence>: Considerations for the implementation of an MC Extension</text:p></draw:text-box></draw:frame></text:p>
      <text:p text:style-name="Text_20_body">An MC Extension</text:p>
      <text:list xml:id="list24215541" text:continue-list="list4960400220295612643" text:style-name="L13">
        <text:list-item>
          <text:p text:style-name="P35"><text:span text:style-name="T3">must</text:span> provide the <text:span text:style-name="T3">minimum interface miMod</text:span> to the MC Base (or to the parent)</text:p>
        </text:list-item>
        <text:list-item>
          <text:p text:style-name="P35"><text:span text:style-name="T3">may</text:span> use the <text:span text:style-name="T3">external interface eiMcCore</text:span> of the MC Core to ease the implementation</text:p>
        </text:list-item>
        <text:list-item>
          <text:p text:style-name="P35"><text:span text:style-name="T3">may</text:span> provide a <text:span text:style-name="T3">user interface uiMod(Ext)</text:span> to the module.</text:p>
        </text:list-item>
        <text:list-item>
          <text:p text:style-name="P35"><text:span text:style-name="T3">may</text:span> provide an <text:span text:style-name="T3">external interface eiMod(Ext)</text:span> to its MIDAS Objects</text:p>
        </text:list-item>
      </text:list>
      <text:h text:style-name="P59" text:outline-level="2"><text:bookmark-start text:name="__RefHeading__2557_2081168293"/>MIDAS Objects and the MIDAS Base<text:bookmark-end text:name="__RefHeading__2557_2081168293"/></text:h>
      <text:list xml:id="list24210114" text:continue-list="list24199227" text:style-name="L9">
        <text:list-header>
          <text:p text:style-name="P54">Chapter <text:bookmark-ref text:reference-format="number" text:ref-name="__RefHeading__1267_1800198758"> 3.2.3.1 </text:bookmark-ref> introduced the MIDAS Objects (MOBs) and the MIDAS Base (MIB) in a short and concise way.</text:p>
          <text:p text:style-name="P54">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Purpose of MIDAS Objects (MOBs)<text:bookmark-end text:name="__RefHeading__1451_1800198758"/></text:h>
      <text:p text:style-name="Text_20_body">Short and sweet, it's the purpose of MOBs to <text:span text:style-name="T3">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1">City-StationHouse</text:span>.</text:p>
      <text:p text:style-name="Text_20_body">This is a so-called <text:span text:style-name="T3">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2258210144560879160" text:style-name="L17">
        <text:list-item>
          <text:p text:style-name="P38">door switch: extObjId = <text:span text:style-name="T1">City-StationHouse.DoorSwitch</text:span></text:p>
        </text:list-item>
        <text:list-item>
          <text:p text:style-name="P38">door lock: extObjId = <text:span text:style-name="T1">City-StationHouse.DoorSwitch.Lock</text:span></text:p>
        </text:list-item>
      </text:list>
      <text:p text:style-name="Text_20_body">We see:</text:p>
      <text:p text:style-name="Text_20_body">a) It's the <text:span text:style-name="T3">purpose of MIDAS Objects to instrument models</text:span></text:p>
      <text:p text:style-name="Text_20_body">b) <text:span text:style-name="T3">More than one MIDAS Object can be orchestrated to instrument one model</text:span></text:p>
      <text:p text:style-name="P5">Now the SMUOS Framework can help in several ways:</text:p>
      <text:list xml:id="list7517645685846178051" text:style-name="L18">
        <text:list-item>
          <text:p text:style-name="P39">The SMUOS Framework features a <text:span text:style-name="T3">Model Prototype (MOP "MbBoundModel")</text:span>, which helps the author of a bound model to <text:span text:style-name="T3">orchestrate the MIDAS Objects (MOBs) of the model</text:span></text:p>
        </text:list-item>
        <text:list-item>
          <text:p text:style-name="P39">The SMUOS Framework features <text:span text:style-name="T3">MIBs (MIDAS Bases) for three types of MOBs</text:span>, to <text:span text:style-name="T3">ease the implementation of MOBs</text:span> by programmers</text:p>
        </text:list-item>
        <text:list-item>
          <text:p text:style-name="P39">Both (the MOPs and the MIBs) are based on the "MibCore" prototype internally, however this is not visible to the author of the model nor to the programmer of the MOB</text:p>
        </text:list-item>
      </text:list>
      <text:p text:style-name="P5">All this is depicted in <text:sequence-ref text:reference-format="category-and-value" text:ref-name="refFigure14">Figure 15</text:sequence-ref>, as follows.</text:p>
      <text:p text:style-name="P5">The light green parts are actually parts of the SMUOS Framework, the dark green parts are provided by 3<text:span text:style-name="T8">rd</text:span> party programmers and the red part is provided by a 3<text:span text:style-name="T8">rd</text:span> party author.</text:p>
      <text:p text:style-name="P20"/>
      <text:p text:style-name="P5"><draw:frame draw:style-name="fr1" draw:name="Rahmen20" text:anchor-type="paragraph" svg:x="0.5752in" svg:y="0.0047in" svg:width="5.5425in" draw:z-index="38"><draw:text-box fo:min-height="5.1362in"><text:p text:style-name="Figure"><draw:frame draw:style-name="fr5" draw:name="Objekt20" text:anchor-type="paragraph" svg:x="0.0016in" svg:y="0.0008in" svg:width="5.5425in" style:rel-width="100%" svg:height="5.1362in" style:rel-height="scale" draw:z-index="39"><draw:object xlink:href="./Object 20" xlink:type="simple" xlink:show="embed" xlink:actuate="onLoad"/><draw:image xlink:href="./ObjectReplacements/Object 20" xlink:type="simple" xlink:show="embed" xlink:actuate="onLoad"/></draw:frame>Figure <text:sequence text:ref-name="refFigure14" text:name="Figure" text:formula="ooow:Figure+1" style:num-format="1">15</text:sequence>: Orchestrating more than one MOB to instrument a model</text:p></draw:text-box></draw:frame></text:p>
      <text:p text:style-name="P5">The orchestration is supported by the MibCore prototype, which cares that all MOBs of a model have got the same mode of operation (MOO) at any time.</text:p>
      <text:p text:style-name="P5">Let's have a closer look to the modes of operation (MOOs) in the next chapter.</text:p>
      <text:h text:style-name="Heading_20_3" text:outline-level="3"><text:bookmark-start text:name="__RefHeading__1453_1800198758"/>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one of the next steps of the SrrTrains v0.01 project. Unbound objects will be able to exist outside of all modules and will be able to change their module (what we will call "handover").</text:p>
      <text:p text:style-name="P19">All this led to the definition of four "Modes of Operation (MOOs)" for ongoing operation and one "Mode of Operation (MOO)" for disabled objects.</text:p>
      <text:list xml:id="list7585397931012602205" text:style-name="L19">
        <text:list-item>
          <text:p text:style-name="P40">MOO I<text:tab/><text:tab/>"initialized" astral object</text:p>
        </text:list-item>
        <text:list-item>
          <text:p text:style-name="P40">MOO II<text:tab/>"attached" bound object</text:p>
        </text:list-item>
        <text:list-item>
          <text:p text:style-name="P40">MOO III<text:tab/>"initialized" unbound object (aka "detached")</text:p>
        </text:list-item>
        <text:list-item>
          <text:p text:style-name="P40">MOO IV<text:tab/>"attached" unbound object</text:p>
        </text:list-item>
        <text:list-item>
          <text:p text:style-name="P40">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number" text:ref-name="__RefHeading__3237_555477830"> 3.6.4 </text:bookmark-ref>.</text:p>
      <text:p text:style-name="Text_20_body">At a first glance, we can settle following statements:</text:p>
      <text:list xml:id="list5373519175755986271" text:style-name="L20">
        <text:list-item>
          <text:p text:style-name="P41">"Astral" objects are never attached to a module (but they have access to the commParam)</text:p>
        </text:list-item>
        <text:list-item>
          <text:p text:style-name="P41">"Bound" objects are always attached to the their module (they have access to the modParam of that module) and they cannot change the module they are attached to</text:p>
        </text:list-item>
        <text:list-item>
          <text:p text:style-name="P41">"Unbound" objects may be attached to a module or not and they may change the module they are attached to (they may perform a "handover")</text:p>
        </text:list-item>
      </text:list>
      <text:p text:style-name="Text_20_body"/>
      <text:p text:style-name="Text_20_body"><draw:frame draw:style-name="fr1" draw:name="Rahmen21" text:anchor-type="paragraph" svg:x="0.5752in" svg:y="0.0043in" svg:width="5.9799in" draw:z-index="40"><draw:text-box fo:min-height="4.2717in"><text:p text:style-name="Figure"><draw:frame draw:style-name="fr5" draw:name="Objekt21" text:anchor-type="paragraph" svg:x="0.0016in" svg:y="0.0008in" svg:width="5.9799in" style:rel-width="100%" svg:height="4.2717in" style:rel-height="scale" draw:z-index="41"><draw:object xlink:href="./Object 21" xlink:type="simple" xlink:show="embed" xlink:actuate="onLoad"/><draw:image xlink:href="./ObjectReplacements/Object 21" xlink:type="simple" xlink:show="embed" xlink:actuate="onLoad"/></draw:frame>Figure <text:sequence text:ref-name="refFigure15" text:name="Figure" text:formula="ooow:Figure+1" style:num-format="1">16</text:sequence>: Objects and their modes of operation (MOOs)</text:p></draw:text-box></draw:frame></text:p>
      <text:p text:style-name="Text_20_body"><text:soft-page-break/></text:p>
      <text:h text:style-name="Heading_20_3" text:outline-level="3"><text:bookmark-start text:name="__RefHeading__1455_1800198758"/>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1" draw:name="Rahmen22" text:anchor-type="paragraph" svg:x="0.5752in" svg:y="0.0047in" svg:width="5.5425in" draw:z-index="42"><draw:text-box fo:min-height="2.5634in"><text:p text:style-name="Figure"><draw:frame draw:style-name="fr5" draw:name="Objekt22" text:anchor-type="paragraph" svg:x="0.0016in" svg:y="0.0008in" svg:width="5.5425in" style:rel-width="100%" svg:height="2.5634in" style:rel-height="scale" draw:z-index="43"><draw:object xlink:href="./Object 22" xlink:type="simple" xlink:show="embed" xlink:actuate="onLoad"/><draw:image xlink:href="./ObjectReplacements/Object 22" xlink:type="simple" xlink:show="embed" xlink:actuate="onLoad"/></draw:frame>Figure <text:sequence text:ref-name="refFigure16" text:name="Figure" text:formula="ooow:Figure+1" style:num-format="1">17</text:sequence>: Instances of a no-state MOB don't share a global state</text:p></draw:text-box></draw:frame></text:p>
      <text:p text:style-name="Text_20_body"><draw:frame draw:style-name="fr1" draw:name="Rahmen23" text:anchor-type="paragraph" svg:x="0.5752in" svg:y="0.0217in" svg:width="5.5425in" draw:z-index="44"><draw:text-box fo:min-height="3.4902in"><text:p text:style-name="Figure"><draw:frame draw:style-name="fr5" draw:name="Objekt23" text:anchor-type="paragraph" svg:x="0.0016in" svg:y="0.0008in" svg:width="5.5425in" style:rel-width="100%" svg:height="3.4902in" style:rel-height="scale" draw:z-index="45"><draw:object xlink:href="./Object 23" xlink:type="simple" xlink:show="embed" xlink:actuate="onLoad"/><draw:image xlink:href="./ObjectReplacements/Object 23" xlink:type="simple" xlink:show="embed" xlink:actuate="onLoad"/></draw:frame>Figure <text:sequence text:ref-name="refFigure17" text:name="Figure" text:formula="ooow:Figure+1" style:num-format="1">18</text:sequence>: Instances of a standard MOB share a discrete global state</text:p></draw:text-box></draw:frame></text:p>
      <text:p text:style-name="Text_20_body"><text:soft-page-break/></text:p>
      <text:p text:style-name="Text_20_body"><draw:frame draw:style-name="fr1" draw:name="Rahmen24" text:anchor-type="paragraph" svg:x="0.5752in" svg:y="0.0028in" svg:width="5.5425in" draw:z-index="46"><draw:text-box fo:min-height="3.5319in"><text:p text:style-name="Figure"><draw:frame draw:style-name="fr5" draw:name="Objekt24" text:anchor-type="paragraph" svg:x="0.0016in" svg:y="0.0008in" svg:width="5.5425in" style:rel-width="100%" svg:height="3.5319in" style:rel-height="scale" draw:z-index="47"><draw:object xlink:href="./Object 24" xlink:type="simple" xlink:show="embed" xlink:actuate="onLoad"/><draw:image xlink:href="./ObjectReplacements/Object 24" xlink:type="simple" xlink:show="embed" xlink:actuate="onLoad"/></draw:frame>Figure <text:sequence text:ref-name="refFigure18" text:name="Figure" text:formula="ooow:Figure+1" style:num-format="1">19</text:sequence>: Instances of an animated MOB share a (quasi-)continuous global state</text:p></draw:text-box></draw:frame></text:p>
      <text:h text:style-name="Heading_20_3" text:outline-level="3"><text:bookmark-start text:name="__RefHeading__1227_1007263011"/>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6211571598307789041" text:style-name="L21">
        <text:list-item>
          <text:p text:style-name="P42">MIB for no-state MOBs</text:p>
        </text:list-item>
        <text:list-item>
          <text:p text:style-name="P42">MIB for standard MOBs</text:p>
        </text:list-item>
        <text:list-item>
          <text:p text:style-name="P42">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1" draw:name="Rahmen25" text:anchor-type="paragraph" svg:x="0.3146in" svg:y="0.0028in" svg:width="6.0217in" draw:z-index="48"><draw:text-box fo:min-height="2.9799in"><text:p text:style-name="Figure"><draw:frame draw:style-name="fr5" draw:name="Objekt25" text:anchor-type="paragraph" svg:x="0.0016in" svg:y="0.0008in" svg:width="6.0217in" style:rel-width="100%" svg:height="2.9799in" style:rel-height="scale" draw:z-index="49"><draw:object xlink:href="./Object 25" xlink:type="simple" xlink:show="embed" xlink:actuate="onLoad"/><draw:image xlink:href="./ObjectReplacements/Object 25" xlink:type="simple" xlink:show="embed" xlink:actuate="onLoad"/></draw:frame>Figure <text:sequence text:ref-name="refFigure19" text:name="Figure" text:formula="ooow:Figure+1" style:num-format="1">20</text:sequence>: Relevant interfaces for the implementation of a MOB</text:p></draw:text-box></draw:frame><text:soft-page-break/></text:p>
      <text:p text:style-name="Text_20_body">Each MIDAS Object</text:p>
      <text:list xml:id="list3583809220858824375" text:style-name="L22">
        <text:list-item>
          <text:p text:style-name="P43"><text:span text:style-name="T3">must</text:span> provide the uiObj Interface to its users (model authors, module authors, frame authors)</text:p>
        </text:list-item>
        <text:list-item>
          <text:p text:style-name="P43"><text:span text:style-name="T3">may</text:span> use the eiMib Interface of one of the MIBs to ease the implementation of a "no-state", of a "standard" or of an "animated" MOB.</text:p>
        </text:list-item>
        <text:list-item>
          <text:p text:style-name="P43"><text:span text:style-name="T3">may</text:span> use the eiMod interface to directly access the MC (either MC Base or MC Extensions)</text:p>
        </text:list-item>
        <text:list-item>
          <text:p text:style-name="P43"><text:span text:style-name="T3">may</text:span> use the eiControl interface to directly access the SSC (either SSC Base or SSC Extensions)</text:p>
        </text:list-item>
      </text:list>
      <text:h text:style-name="P59" text:outline-level="2"><text:bookmark-start text:name="__RefHeading__2082_1029898641"/>Settled Properties of the Core Prototypes<text:bookmark-end text:name="__RefHeading__2082_1029898641"/></text:h>
      <text:p text:style-name="P6">SscCore</text:p>
      <text:list xml:id="list5560156914797967244" text:style-name="L23">
        <text:list-item>
          <text:p text:style-name="P44">organizes the <text:span text:style-name="T1">Access to SSC Extensions</text:span><text:span text:style-name="T9"> by SSC Base and by any SSC Extension</text:span></text:p>
        </text:list-item>
        <text:list-item>
          <text:p text:style-name="P44">handles the <text:span text:style-name="T1">MOO Changes</text:span> of any SSC Extension</text:p>
        </text:list-item>
        <text:list-item>
          <text:p text:style-name="P44">orchestrates the <text:span text:style-name="T1">MOO Changes</text:span> of all dependent SSC Extensions of SSC Base and of any SSC Extension</text:p>
        </text:list-item>
        <text:list-item>
          <text:p text:style-name="P44">ensures the <text:span text:style-name="T1">MOO Changes</text:span> of all UOC Related SSC Dispatchers of SSC Base and of any SSC Extension (this includes the initialization of dispatcher stubs for UOC parameters)</text:p>
        </text:list-item>
        <text:list-item>
          <text:p text:style-name="P44">requests the handling of all <text:span text:style-name="T1">Procedures</text:span> from its user (i.e. programmer of the SSC Extension) via a call-back mechanism</text:p>
        </text:list-item>
        <text:list-item>
          <text:p text:style-name="P44">triggers the initialization of all <text:span text:style-name="T1">SSC Related Network Sensors</text:span> and of all <text:span text:style-name="T1">UOC Related SSC Dispatchers</text:span> of SSC Base and of any SSC Extension</text:p>
        </text:list-item>
        <text:list-item>
          <text:p text:style-name="P44">handles initialization failure of any <text:span text:style-name="T1">SSC Related Network Sensor</text:span> and of any <text:span text:style-name="T1">UOC Related SSC Dispatcher</text:span> of SSC Base or of any SSC Extension</text:p>
        </text:list-item>
      </text:list>
      <text:p text:style-name="P6">McCore</text:p>
      <text:list xml:id="list4954481079390195045" text:style-name="L24">
        <text:list-item>
          <text:p text:style-name="P45">organizes the <text:span text:style-name="T1">Access to MC Extensions</text:span> by MC Base and by any MC Extension</text:p>
        </text:list-item>
        <text:list-item>
          <text:p text:style-name="P45">handles the <text:span text:style-name="T1">MOO Changes</text:span> of any MC Extension</text:p>
        </text:list-item>
        <text:list-item>
          <text:p text:style-name="P45">orchestrates the <text:span text:style-name="T1">MOO Changes</text:span> of all dependent MC Extensions of MC Base and of any MC Extension</text:p>
        </text:list-item>
        <text:list-item>
          <text:p text:style-name="P45">requests the handling of all <text:span text:style-name="T1">Procedures</text:span> from its user (i.e. programmer of the MC Extension) via a call-back mechanism</text:p>
        </text:list-item>
        <text:list-item>
          <text:p text:style-name="P45">organizes the access to every <text:span text:style-name="T1">required SSC Extension</text:span>, as required by any MC Extension</text:p>
        </text:list-item>
      </text:list>
      <text:p text:style-name="P6">MibCore</text:p>
      <text:list xml:id="list24195314" text:continue-list="list5560156914797967244" text:style-name="L23">
        <text:list-item>
          <text:p text:style-name="P44">organizes <text:span text:style-name="T1">Nested Objects</text:span></text:p>
        </text:list-item>
        <text:list-item>
          <text:p text:style-name="P44">handles the <text:span text:style-name="T1">MOO Changes</text:span> of any object (i.e. of any model or of any MIDAS Object)</text:p>
        </text:list-item>
        <text:list-item>
          <text:p text:style-name="P44">orchestrates the <text:span text:style-name="T1">MOO Changes</text:span> of all dependent objects of any object</text:p>
        </text:list-item>
        <text:list-item>
          <text:p text:style-name="P44">requests the handling of all <text:span text:style-name="T1">Procedures</text:span> from its user (i.e. programmer of the MIB) via a call-back mechanism</text:p>
        </text:list-item>
        <text:list-item>
          <text:p text:style-name="P44">organizes the access to every <text:span text:style-name="T1">required SSC Extension</text:span>, as required by any object</text:p>
        </text:list-item>
        <text:list-item>
          <text:p text:style-name="P44">organizes the access to every <text:span text:style-name="T1">required MC Extension</text:span>, as required by any object</text:p>
        </text:list-item>
        <text:list-item>
          <text:p text:style-name="P44">triggers the initialization of all <text:span text:style-name="T1">Object Related Network Sensors</text:span> and of all <text:span text:style-name="T1">MIB Related Network Sensors</text:span> of any object</text:p>
        </text:list-item>
        <text:list-item>
          <text:p text:style-name="P44">handles initialization failure of any <text:span text:style-name="T1">Object Related Network Sensor</text:span> and of any <text:span text:style-name="T1">MIB Related Network Sensor</text:span> of any object</text:p>
        </text:list-item>
      </text:list>
      <text:h text:style-name="Heading_20_3" text:outline-level="3"><text:bookmark-start text:name="__RefHeading__3231_555477830"/><text:soft-page-break/>Access to SSC Extensions<text:bookmark-end text:name="__RefHeading__3231_555477830"/></text:h>
      <text:p text:style-name="Text_20_body">The following table shows some information, which is <text:span text:style-name="T1">relevant for SSC Base and for any SSC Extension</text:span>. It tries to explain, how SSC Base or any SSC Extension can access other SSC Extensions.</text:p>
      <text:p text:style-name="Text_20_body"><text:span text:style-name="T1">Short and sweet</text:span>, each part of the SSC can access all of its dependent SSC Extensions and each SSC Extension can access the SSC Base via</text:p>
      <text:list xml:id="list7045140799369384937" text:style-name="L25">
        <text:list-item>
          <text:p text:style-name="P46">some fields that each SSC Extension <text:span text:style-name="T1">must</text:span> provide at the <text:span text:style-name="T1">minimum Interface miControl,</text:span></text:p>
        </text:list-item>
        <text:list-item>
          <text:p text:style-name="P47">some fields that <text:span text:style-name="T1">should</text:span> be used at the <text:span text:style-name="T1">external interface eiSscCore</text:span> and</text:p>
        </text:list-item>
        <text:list-item>
          <text:p text:style-name="P47">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14">Interface miControl</text:p>
          </table:table-cell>
          <table:table-cell table:style-name="Tabelle3.B1" office:value-type="string">
            <text:p text:style-name="P14">Interface eiSscCore</text:p>
          </table:table-cell>
          <table:table-cell table:style-name="Tabelle3.C1" office:value-type="string">
            <text:p text:style-name="P14">Common Parameter Extension</text:p>
          </table:table-cell>
        </table:table-row>
        <table:table-row>
          <table:table-cell table:style-name="Tabelle3.A2" office:value-type="string">
            <text:p text:style-name="P24">instanceIdClient<text:line-break/>SFString</text:p>
          </table:table-cell>
          <table:table-cell table:style-name="Tabelle3.A2" office:value-type="string">
            <text:p text:style-name="P24">instanceIdClient<text:line-break/>SFString</text:p>
          </table:table-cell>
          <table:table-cell table:style-name="Tabelle3.C2" office:value-type="string">
            <text:p text:style-name="P24"/>
          </table:table-cell>
        </table:table-row>
        <table:table-row>
          <table:table-cell table:style-name="Tabelle3.A2" office:value-type="string">
            <text:p text:style-name="P24">instanceIdServer<text:line-break/>SFString</text:p>
          </table:table-cell>
          <table:table-cell table:style-name="Tabelle3.A2" office:value-type="string">
            <text:p text:style-name="P24">instanceIdServer<text:line-break/>SFString</text:p>
          </table:table-cell>
          <table:table-cell table:style-name="Tabelle3.C2" office:value-type="string">
            <text:p text:style-name="P24"/>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1">traceLevelControl<text:line-break/>SFInt32</text:p>
          </table:table-cell>
          <table:table-cell table:style-name="Tabelle3.A2" office:value-type="string">
            <text:p text:style-name="P21">traceLevelControl<text:line-break/>SFInt32</text:p>
          </table:table-cell>
          <table:table-cell table:style-name="Tabelle3.C2" office:value-type="string">
            <text:p text:style-name="Standard"/>
          </table:table-cell>
        </table:table-row>
        <table:table-row>
          <table:table-cell table:style-name="Tabelle3.A2" office:value-type="string">
            <text:p text:style-name="P21">traceLevelComm<text:line-break/>SFInt32</text:p>
          </table:table-cell>
          <table:table-cell table:style-name="Tabelle3.A2" office:value-type="string">
            <text:p text:style-name="P21">traceLevelComm<text:line-break/>SFInt32</text:p>
          </table:table-cell>
          <table:table-cell table:style-name="Tabelle3.C2" office:value-type="string">
            <text:p text:style-name="Standard"/>
          </table:table-cell>
        </table:table-row>
        <table:table-row>
          <table:table-cell table:style-name="Tabelle3.A2" office:value-type="string">
            <text:p text:style-name="P24">mandatorySscExtensions<text:line-break/>MFNode</text:p>
          </table:table-cell>
          <table:table-cell table:style-name="Tabelle3.A2" office:value-type="string">
            <text:p text:style-name="P24">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4">optionalSscExtensions<text:line-break/>MFNode</text:p>
          </table:table-cell>
          <table:table-cell table:style-name="Tabelle3.A2" office:value-type="string">
            <text:p text:style-name="P24">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1">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1">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57" text:outline-level="3"><text:bookmark-start text:name="__RefHeading__2488_1496756897"/>Access to MC Extensions<text:bookmark-end text:name="__RefHeading__2488_1496756897"/></text:h>
      <text:p text:style-name="Text_20_body">The following table shows some information, which is <text:span text:style-name="T1">relevant for MC Base and for any MC Extension</text:span>. It tries to explain, how MC Base or any MC Extension can access other MC Extensions.</text:p>
      <text:p text:style-name="Text_20_body"><text:span text:style-name="T9">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14">Interface miMod</text:p>
          </table:table-cell>
          <table:table-cell table:style-name="Tabelle7.B1" office:value-type="string">
            <text:p text:style-name="P14">Interface eiMcCore</text:p>
          </table:table-cell>
          <table:table-cell table:style-name="Tabelle7.C1" office:value-type="string">
            <text:p text:style-name="P14">Module Parameter Extension</text:p>
          </table:table-cell>
        </table:table-row>
        <table:table-row>
          <table:table-cell table:style-name="Tabelle7.A2" office:value-type="string">
            <text:p text:style-name="P8">instanceIdMod<text:line-break/>SFString</text:p>
          </table:table-cell>
          <table:table-cell table:style-name="Tabelle7.A2" office:value-type="string">
            <text:p text:style-name="P8">instanceIdMod<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setModuleName<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tracerInstanceId<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tracerInstanceIdClient<text:line-break/>SFString</text:p>
          </table:table-cell>
          <table:table-cell table:style-name="Tabelle7.C2" office:value-type="string">
            <text:p text:style-name="P24"/>
          </table:table-cell>
        </table:table-row>
        <table:table-row>
          <table:table-cell table:style-name="Tabelle7.A2" office:value-type="string">
            <text:p text:style-name="P7">localTraceLevel<text:line-break/>SFInt32</text:p>
          </table:table-cell>
          <table:table-cell table:style-name="Tabelle7.A2" office:value-type="string">
            <text:p text:style-name="P7">traceLevelControl<text:line-break/>SFInt32</text:p>
          </table:table-cell>
          <table:table-cell table:style-name="Tabelle7.C2" office:value-type="string">
            <text:p text:style-name="P25"/>
          </table:table-cell>
        </table:table-row>
        <table:table-row>
          <table:table-cell table:style-name="Tabelle7.A2" office:value-type="string">
            <text:p text:style-name="P8">mandatoryMcExtensions<text:line-break/>MFNode</text:p>
          </table:table-cell>
          <table:table-cell table:style-name="Tabelle7.A2" office:value-type="string">
            <text:p text:style-name="P8">mandatoryMcExtensionsIn<text:line-break/>MFNode</text:p>
          </table:table-cell>
          <table:table-cell table:style-name="Tabelle7.C2" office:value-type="string">
            <text:p text:style-name="Standard"/>
          </table:table-cell>
        </table:table-row>
        <table:table-row>
          <table:table-cell table:style-name="Tabelle7.A2" office:value-type="string">
            <text:p text:style-name="P8">optionalMcExtensions<text:line-break/>MFNode</text:p>
          </table:table-cell>
          <table:table-cell table:style-name="Tabelle7.A2" office:value-type="string">
            <text:p text:style-name="P8">optionalMcExtensionsIn<text:line-break/>MFNode</text:p>
          </table:table-cell>
          <table:table-cell table:style-name="Tabelle7.C2" office:value-type="string">
            <text:p text:style-name="Standard"/>
          </table:table-cell>
        </table:table-row>
        <table:table-row>
          <table:table-cell table:style-name="Tabelle7.A2" office:value-type="string">
            <text:p text:style-name="P21"/>
          </table:table-cell>
          <table:table-cell table:style-name="Tabelle7.A2" office:value-type="string">
            <text:p text:style-name="P10">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0">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1"/>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1"/>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Nested Objects<text:bookmark-end text:name="__RefHeading__3235_555477830"/></text:h>
      <text:p text:style-name="Text_20_body">The following table shows some information, which is <text:span text:style-name="T1">relevant for any MIDAS Object</text:span>. It tries to explain, how any MIDAS Object can orchestrate all its dependent MIDAS Objects.</text:p>
      <text:p text:style-name="Text_20_body"><text:span text:style-name="T9">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9"/>
      <table:table table:name="Tabelle11" table:style-name="Tabelle11">
        <table:table-column table:style-name="Tabelle11.A"/>
        <table:table-column table:style-name="Tabelle11.B"/>
        <table:table-header-rows>
          <table:table-row>
            <table:table-cell table:style-name="Tabelle11.A1" office:value-type="string">
              <text:p text:style-name="P26">Interface uiObj</text:p>
            </table:table-cell>
            <table:table-cell table:style-name="Tabelle11.B1" office:value-type="string">
              <text:p text:style-name="P26">Interface eiMib</text:p>
            </table:table-cell>
          </table:table-row>
        </table:table-header-rows>
        <table:table-row>
          <table:table-cell table:style-name="Tabelle11.A2" office:value-type="string">
            <text:p text:style-name="P12">objId<text:line-break/>SFString</text:p>
          </table:table-cell>
          <table:table-cell table:style-name="Tabelle11.B2" office:value-type="string">
            <text:p text:style-name="P12">objId<text:line-break/>SFString</text:p>
          </table:table-cell>
        </table:table-row>
        <table:table-row>
          <table:table-cell table:style-name="Tabelle11.A2" office:value-type="string">
            <text:p text:style-name="P8">universalObjectClass<text:line-break/>SFNode</text:p>
          </table:table-cell>
          <table:table-cell table:style-name="Tabelle11.B2" office:value-type="string">
            <text:p text:style-name="P8">universalObjectClass<text:line-break/>SFNode</text:p>
          </table:table-cell>
        </table:table-row>
        <table:table-row>
          <table:table-cell table:style-name="Tabelle11.A2" office:value-type="string">
            <text:p text:style-name="P8">parentObj<text:line-break/>SFNode</text:p>
          </table:table-cell>
          <table:table-cell table:style-name="Tabelle11.B2" office:value-type="string">
            <text:p text:style-name="P8">parentObj<text:line-break/>SFNode</text:p>
          </table:table-cell>
        </table:table-row>
        <table:table-row>
          <table:table-cell table:style-name="Tabelle11.A2" office:value-type="string">
            <text:p text:style-name="P12">dependentMobs<text:line-break/>MFNode</text:p>
          </table:table-cell>
          <table:table-cell table:style-name="Tabelle11.B2" office:value-type="string">
            <text:p text:style-name="P12">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57" text:outline-level="3"><text:bookmark-start text:name="__RefHeading__3237_555477830"/>MOO Changes and Procedures<text:bookmark-end text:name="__RefHeading__3237_555477830"/></text:h>
      <text:p text:style-name="Text_20_body">The following table shows some information, which is <text:span text:style-name="T1">relevant for any SSC Extension</text:span>. It tries to explain, how the MOO Changes and Procedures of any SSC Extension are organized.</text:p>
      <text:p text:style-name="Text_20_body"><text:span text:style-name="T1">Short and sweet</text:span>, SSC Base or other parents of any SSC Extension use the miControl interface to initialize or disable the SSC Extensions, the SSC Extensions use the eiSscCore interface to ease the implementation, because it is defined:</text:p>
      <text:list xml:id="list24198949" text:continue-numbering="true" text:style-name="L25">
        <text:list-item>
          <text:p text:style-name="P46">some fields that each SSC Extension <text:span text:style-name="T1">must</text:span> provide at the <text:span text:style-name="T1">minimum Interface miControl,</text:span></text:p>
        </text:list-item>
        <text:list-item>
          <text:p text:style-name="P47">some fields that <text:span text:style-name="T1">should</text:span> be used at the <text:span text:style-name="T1">external interface eiSscCore</text:span> and</text:p>
        </text:list-item>
        <text:list-item>
          <text:p text:style-name="P47">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4" table:style-name="Tabelle4">
        <table:table-column table:style-name="Tabelle4.A" table:number-columns-repeated="3"/>
        <table:table-row>
          <table:table-cell table:style-name="Tabelle4.A1" office:value-type="string">
            <text:p text:style-name="P15">Interface miControl</text:p>
          </table:table-cell>
          <table:table-cell table:style-name="Tabelle4.A1" office:value-type="string">
            <text:p text:style-name="P15">Interface eiSscCore</text:p>
          </table:table-cell>
          <table:table-cell table:style-name="Tabelle4.C1" office:value-type="string">
            <text:p text:style-name="P15">Common Parameter Extension</text:p>
          </table:table-cell>
        </table:table-row>
        <table:table-row>
          <table:table-cell table:style-name="Tabelle4.A2" office:value-type="string">
            <text:p text:style-name="P23">basicallyInitialized<text:line-break/>SFBool</text:p>
          </table:table-cell>
          <table:table-cell table:style-name="Tabelle4.A2" office:value-type="string">
            <text:p text:style-name="P22"/>
          </table:table-cell>
          <table:table-cell table:style-name="Tabelle4.C2" office:value-type="string">
            <text:p text:style-name="P17"/>
          </table:table-cell>
        </table:table-row>
        <table:table-row>
          <table:table-cell table:style-name="Tabelle4.A2" office:value-type="string">
            <text:p text:style-name="P22">commParam<text:line-break/>SFNode</text:p>
          </table:table-cell>
          <table:table-cell table:style-name="Tabelle4.A2" office:value-type="string">
            <text:p text:style-name="P22">commParamIn<text:line-break/>SFNode</text:p>
          </table:table-cell>
          <table:table-cell table:style-name="Tabelle4.C2" office:value-type="string">
            <text:p text:style-name="P17"/>
          </table:table-cell>
        </table:table-row>
        <table:table-row>
          <table:table-cell table:style-name="Tabelle4.A2" office:value-type="string">
            <text:p text:style-name="P23">initialized<text:line-break/>SFNode</text:p>
          </table:table-cell>
          <table:table-cell table:style-name="Tabelle4.A2" office:value-type="string">
            <text:p text:style-name="P23">initialized<text:line-break/>SFNode</text:p>
          </table:table-cell>
          <table:table-cell table:style-name="Tabelle4.C2" office:value-type="string">
            <text:p text:style-name="P17">initialized<text:line-break/>SFBool</text:p>
          </table:table-cell>
        </table:table-row>
        <table:table-row>
          <table:table-cell table:style-name="Tabelle4.A2" office:value-type="string">
            <text:p text:style-name="P22">disable<text:line-break/>SFTime</text:p>
          </table:table-cell>
          <table:table-cell table:style-name="Tabelle4.A2" office:value-type="string">
            <text:p text:style-name="P22">disableIn<text:line-break/>SFTime</text:p>
          </table:table-cell>
          <table:table-cell table:style-name="Tabelle4.C2" office:value-type="string">
            <text:p text:style-name="P17"/>
          </table:table-cell>
        </table:table-row>
        <table:table-row>
          <table:table-cell table:style-name="Tabelle4.A2" office:value-type="string">
            <text:p text:style-name="P22"/>
          </table:table-cell>
          <table:table-cell table:style-name="Tabelle4.A2" office:value-type="string">
            <text:p text:style-name="P23">disabled<text:line-break/>SFBool</text:p>
          </table:table-cell>
          <table:table-cell table:style-name="Tabelle4.C2" office:value-type="string">
            <text:p text:style-name="P23"/>
          </table:table-cell>
        </table:table-row>
        <table:table-row>
          <table:table-cell table:style-name="Tabelle4.A2" office:value-type="string">
            <text:p text:style-name="P22">enabledOut<text:line-break/>SFBool</text:p>
          </table:table-cell>
          <table:table-cell table:style-name="Tabelle4.A2" office:value-type="string">
            <text:p text:style-name="P22">enabledOut<text:line-break/>SFBool</text:p>
          </table:table-cell>
          <table:table-cell table:style-name="Tabelle4.C2" office:value-type="string">
            <text:p text:style-name="P23">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19">The following table shows some information, which is <text:span text:style-name="T1">relevant for any MC Extension</text:span>. It tries to explain, how the MOO Changes and Procedures of any MC Extension are organized.</text:p>
      <text:p text:style-name="Text_20_body"><text:span text:style-name="T1">Short and sweet</text:span>, MC Base or any other parent of MC Extensions use the miMod interface to initialize or disable MC Extensions, the MC Extensions use the eiMcCore interface to ease the implementation, because it is defined:</text:p>
      <text:list xml:id="list24204568" text:continue-numbering="true" text:style-name="L25">
        <text:list-item>
          <text:p text:style-name="P46">some fields that each MC Extension <text:span text:style-name="T1">must</text:span> provide at the <text:span text:style-name="T1">minimum Interface miMod,</text:span></text:p>
        </text:list-item>
        <text:list-item>
          <text:p text:style-name="P47">some fields that <text:span text:style-name="T1">should</text:span> be used at the <text:span text:style-name="T1">external interface eiMcCore</text:span> and</text:p>
        </text:list-item>
        <text:list-item>
          <text:p text:style-name="P47">some fields of the <text:span text:style-name="T1">modParamExt</text:span> that <text:span text:style-name="T1">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8" table:style-name="Tabelle8">
        <table:table-column table:style-name="Tabelle8.A" table:number-columns-repeated="3"/>
        <table:table-row>
          <table:table-cell table:style-name="Tabelle8.A1" office:value-type="string">
            <text:p text:style-name="P15">Interface miMod</text:p>
          </table:table-cell>
          <table:table-cell table:style-name="Tabelle8.A1" office:value-type="string">
            <text:p text:style-name="P15">Interface eiMcCore</text:p>
          </table:table-cell>
          <table:table-cell table:style-name="Tabelle8.C1" office:value-type="string">
            <text:p text:style-name="P15">Module Parameter Extension</text:p>
          </table:table-cell>
        </table:table-row>
        <table:table-row>
          <table:table-cell table:style-name="Tabelle8.A2" office:value-type="string">
            <text:p text:style-name="P23">basicallyInitialized<text:line-break/>SFBool</text:p>
          </table:table-cell>
          <table:table-cell table:style-name="Tabelle8.A2" office:value-type="string">
            <text:p text:style-name="P22"/>
          </table:table-cell>
          <table:table-cell table:style-name="Tabelle8.C2" office:value-type="string">
            <text:p text:style-name="P17"/>
          </table:table-cell>
        </table:table-row>
        <table:table-row>
          <table:table-cell table:style-name="Tabelle8.A2" office:value-type="string">
            <text:p text:style-name="P22">modParam<text:line-break/>SFNode</text:p>
          </table:table-cell>
          <table:table-cell table:style-name="Tabelle8.A2" office:value-type="string">
            <text:p text:style-name="P22">modParamIn<text:line-break/>SFNode</text:p>
          </table:table-cell>
          <table:table-cell table:style-name="Tabelle8.C2" office:value-type="string">
            <text:p text:style-name="P17"/>
          </table:table-cell>
        </table:table-row>
        <table:table-row>
          <table:table-cell table:style-name="Tabelle8.A2" office:value-type="string">
            <text:p text:style-name="P23">initialized<text:line-break/>SFNode</text:p>
          </table:table-cell>
          <table:table-cell table:style-name="Tabelle8.A2" office:value-type="string">
            <text:p text:style-name="P23">initialized<text:line-break/>SFNode</text:p>
          </table:table-cell>
          <table:table-cell table:style-name="Tabelle8.C2" office:value-type="string">
            <text:p text:style-name="P17">initialized<text:line-break/>SFBool</text:p>
          </table:table-cell>
        </table:table-row>
        <table:table-row>
          <table:table-cell table:style-name="Tabelle8.A2" office:value-type="string">
            <text:p text:style-name="P23">startAttachment<text:line-break/>SFInt32</text:p>
          </table:table-cell>
          <table:table-cell table:style-name="Tabelle8.A2" office:value-type="string">
            <text:p text:style-name="P23">startAttachment<text:line-break/>SFInt32</text:p>
          </table:table-cell>
          <table:table-cell table:style-name="Tabelle8.C2" office:value-type="string">
            <text:p text:style-name="P17"/>
          </table:table-cell>
        </table:table-row>
        <table:table-row>
          <table:table-cell table:style-name="Tabelle8.A2" office:value-type="string">
            <text:p text:style-name="P23">attachmentFinished<text:line-break/>SFNode</text:p>
          </table:table-cell>
          <table:table-cell table:style-name="Tabelle8.A2" office:value-type="string">
            <text:p text:style-name="P23">attachmentFinished<text:line-break/>SFNode</text:p>
          </table:table-cell>
          <table:table-cell table:style-name="Tabelle8.C2" office:value-type="string">
            <text:p text:style-name="P7">moduleIx<text:line-break/>SFInt32</text:p>
          </table:table-cell>
        </table:table-row>
        <table:table-row>
          <table:table-cell table:style-name="Tabelle8.A2" office:value-type="string">
            <text:p text:style-name="P22">disable<text:line-break/>SFTime</text:p>
          </table:table-cell>
          <table:table-cell table:style-name="Tabelle8.A2" office:value-type="string">
            <text:p text:style-name="P22">disableIn<text:line-break/>SFTime</text:p>
          </table:table-cell>
          <table:table-cell table:style-name="Tabelle8.C2" office:value-type="string">
            <text:p text:style-name="P17"/>
          </table:table-cell>
        </table:table-row>
        <table:table-row>
          <table:table-cell table:style-name="Tabelle8.A2" office:value-type="string">
            <text:p text:style-name="P22"/>
          </table:table-cell>
          <table:table-cell table:style-name="Tabelle8.A2" office:value-type="string">
            <text:p text:style-name="P23">disabled<text:line-break/>SFBool</text:p>
          </table:table-cell>
          <table:table-cell table:style-name="Tabelle8.C2" office:value-type="string">
            <text:p text:style-name="P23"/>
          </table:table-cell>
        </table:table-row>
        <table:table-row>
          <table:table-cell table:style-name="Tabelle8.A2" office:value-type="string">
            <text:p text:style-name="P22">enabledOut<text:line-break/>SFBool</text:p>
          </table:table-cell>
          <table:table-cell table:style-name="Tabelle8.A2" office:value-type="string">
            <text:p text:style-name="P22">enabledOut<text:line-break/>SFBool</text:p>
          </table:table-cell>
          <table:table-cell table:style-name="Tabelle8.C2" office:value-type="string">
            <text:p text:style-name="P23">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19">The following table shows some information, which is <text:span text:style-name="T1">relevant for any MIDAS Object</text:span>. It tries to explain, how the MOO Changes and Procedures of any MIDAS Object are organized.</text:p>
      <text:p text:style-name="Text_20_body"><text:span text:style-name="T1">Short and sweet</text:span>, the parent uses the uiObj interface to initialize and/or to attach or disable the MIDAS Object, the MIDAS Object uses the eiMib interface to ease the implementation, because it is defined:</text:p>
      <text:list xml:id="list24209830" text:continue-numbering="true" text:style-name="L25">
        <text:list-item>
          <text:p text:style-name="P46">some fields that each MIDAS Object <text:span text:style-name="T1">must</text:span> provide at the <text:span text:style-name="T1">user Interface uiObj</text:span><text:span text:style-name="T9"> and</text:span></text:p>
        </text:list-item>
        <text:list-item>
          <text:p text:style-name="P47">some fields that <text:span text:style-name="T1">should</text:span> be used at the <text:span text:style-name="T1">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26">Interface uiObj</text:p>
            </table:table-cell>
            <table:table-cell table:style-name="Tabelle12.B1" office:value-type="string">
              <text:p text:style-name="P26">Interface eiMib</text:p>
            </table:table-cell>
          </table:table-row>
        </table:table-header-rows>
        <table:table-row>
          <table:table-cell table:style-name="Tabelle12.A2" office:value-type="string">
            <text:p text:style-name="P8">commParam<text:line-break/>SFNode</text:p>
          </table:table-cell>
          <table:table-cell table:style-name="Tabelle12.B2" office:value-type="string">
            <text:p text:style-name="P8">commParam<text:line-break/>SFNode</text:p>
          </table:table-cell>
        </table:table-row>
        <table:table-row>
          <table:table-cell table:style-name="Tabelle12.A2" office:value-type="string">
            <text:p text:style-name="P7">initialized<text:line-break/>SFNode</text:p>
          </table:table-cell>
          <table:table-cell table:style-name="Tabelle12.B2" office:value-type="string">
            <text:p text:style-name="P7">initialized<text:line-break/>SFNode</text:p>
          </table:table-cell>
        </table:table-row>
        <table:table-row>
          <table:table-cell table:style-name="Tabelle12.A2" office:value-type="string">
            <text:p text:style-name="P8">modParam<text:line-break/>SFNode</text:p>
          </table:table-cell>
          <table:table-cell table:style-name="Tabelle12.B2" office:value-type="string">
            <text:p text:style-name="P8">modParam<text:line-break/>SFNode</text:p>
          </table:table-cell>
        </table:table-row>
        <table:table-row>
          <table:table-cell table:style-name="Tabelle12.A2" office:value-type="string">
            <text:p text:style-name="P7">attached<text:line-break/>SFNode</text:p>
          </table:table-cell>
          <table:table-cell table:style-name="Tabelle12.B2" office:value-type="string">
            <text:p text:style-name="P7">attached<text:line-break/>SFNode</text:p>
          </table:table-cell>
        </table:table-row>
        <table:table-row>
          <table:table-cell table:style-name="Tabelle12.A2" office:value-type="string">
            <text:p text:style-name="P8">disable<text:line-break/>SFTime</text:p>
          </table:table-cell>
          <table:table-cell table:style-name="Tabelle12.B2" office:value-type="string">
            <text:p text:style-name="P8">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8">enabledOut<text:line-break/>SFBool</text:p>
          </table:table-cell>
          <table:table-cell table:style-name="Tabelle12.B2" office:value-type="string">
            <text:p text:style-name="P8">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57" text:outline-level="3"><text:bookmark-start text:name="__RefHeading__3635_555477830"/>Required SSC Extensions<text:bookmark-end text:name="__RefHeading__3635_555477830"/></text:h>
      <text:p text:style-name="Text_20_body"><text:span text:style-name="T2">Each SSC Extension </text:span><text:span text:style-name="T3">must</text:span><text:span text:style-name="T2">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15">Interface miControl</text:p>
          </table:table-cell>
          <table:table-cell table:style-name="Tabelle6.A1" office:value-type="string">
            <text:p text:style-name="P15">Interface eiSscCore</text:p>
          </table:table-cell>
          <table:table-cell table:style-name="Tabelle6.C1" office:value-type="string">
            <text:p text:style-name="P15">Common Parameter Extension</text:p>
          </table:table-cell>
        </table:table-row>
        <table:table-row>
          <table:table-cell table:style-name="Tabelle6.A2" office:value-type="string">
            <text:p text:style-name="P23"/>
          </table:table-cell>
          <table:table-cell table:style-name="Tabelle6.A2" office:value-type="string">
            <text:p text:style-name="P23"/>
          </table:table-cell>
          <table:table-cell table:style-name="Tabelle6.C2" office:value-type="string">
            <text:p text:style-name="P23">wellKnownId<text:line-break/>SFString</text:p>
          </table:table-cell>
        </table:table-row>
      </table:table>
      <text:p text:style-name="Text_20_body"/>
      <text:p text:style-name="Text_20_body"><text:span text:style-name="T2">Each MC Extension that </text:span><text:span text:style-name="T3">requires</text:span><text:span text:style-name="T2">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15">Interface miMod</text:p>
          </table:table-cell>
          <table:table-cell table:style-name="Tabelle10.A1" office:value-type="string">
            <text:p text:style-name="P15">Interface eiMcCore</text:p>
          </table:table-cell>
          <table:table-cell table:style-name="Tabelle10.C1" office:value-type="string">
            <text:p text:style-name="P15">Module Parameter Extension</text:p>
          </table:table-cell>
        </table:table-row>
        <table:table-row>
          <table:table-cell table:style-name="Tabelle10.A2" office:value-type="string">
            <text:p text:style-name="P23"/>
          </table:table-cell>
          <table:table-cell table:style-name="Tabelle10.A2" office:value-type="string">
            <text:p text:style-name="P11">requiredSscExtensionsIn<text:line-break/>MFString</text:p>
          </table:table-cell>
          <table:table-cell table:style-name="Tabelle10.C2" office:value-type="string">
            <text:p text:style-name="P23"/>
          </table:table-cell>
        </table:table-row>
        <table:table-row>
          <table:table-cell table:style-name="Tabelle10.A2" office:value-type="string">
            <text:p text:style-name="P23"/>
          </table:table-cell>
          <table:table-cell table:style-name="Tabelle10.A2" office:value-type="string">
            <text:p text:style-name="P11">assertedSscExtensions<text:line-break/>MFNode</text:p>
          </table:table-cell>
          <table:table-cell table:style-name="Tabelle10.C2" office:value-type="string">
            <text:p text:style-name="P23"/>
          </table:table-cell>
        </table:table-row>
      </table:table>
      <text:p text:style-name="Text_20_body"/>
      <text:p text:style-name="Text_20_body"><text:span text:style-name="T2">Each MIDAS Object that </text:span><text:span text:style-name="T3">requires</text:span><text:span text:style-name="T2">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26">Interface uiObj</text:p>
            </table:table-cell>
            <table:table-cell table:style-name="Tabelle13.B1" office:value-type="string">
              <text:p text:style-name="P26">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57" text:outline-level="3"><text:bookmark-start text:name="__RefHeading__3637_555477830"/>Required MC Extensions<text:bookmark-end text:name="__RefHeading__3637_555477830"/></text:h>
      <text:p text:style-name="Text_20_body"><text:span text:style-name="T2">Each MC Extension </text:span><text:span text:style-name="T3">must</text:span><text:span text:style-name="T2">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15">Interface miMod</text:p>
          </table:table-cell>
          <table:table-cell table:style-name="Tabelle9.A1" office:value-type="string">
            <text:p text:style-name="P15">Interface eiMcCore</text:p>
          </table:table-cell>
          <table:table-cell table:style-name="Tabelle9.C1" office:value-type="string">
            <text:p text:style-name="P15">Module Parameter Extension</text:p>
          </table:table-cell>
        </table:table-row>
        <table:table-row>
          <table:table-cell table:style-name="Tabelle9.A2" office:value-type="string">
            <text:p text:style-name="P23"/>
          </table:table-cell>
          <table:table-cell table:style-name="Tabelle9.A2" office:value-type="string">
            <text:p text:style-name="P23"/>
          </table:table-cell>
          <table:table-cell table:style-name="Tabelle9.C2" office:value-type="string">
            <text:p text:style-name="P23">wellKnownId<text:line-break/>SFString</text:p>
          </table:table-cell>
        </table:table-row>
      </table:table>
      <text:p text:style-name="Text_20_body"/>
      <text:p text:style-name="Text_20_body"><text:span text:style-name="T2">Each MIDAS Object that </text:span><text:span text:style-name="T3">requires</text:span><text:span text:style-name="T2">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57" text:outline-level="3"><text:bookmark-start text:name="__RefHeading__3239_555477830"/>SSC Related Network Sensors and UOC Related SSC Dispatchers<text:bookmark-end text:name="__RefHeading__3239_555477830"/></text:h>
      <text:p text:style-name="Text_20_body">Each <text:span text:style-name="T2">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15">Interface miControl</text:p>
          </table:table-cell>
          <table:table-cell table:style-name="Tabelle5.A1" office:value-type="string">
            <text:p text:style-name="P15">Interface eiSscCore</text:p>
          </table:table-cell>
          <table:table-cell table:style-name="Tabelle5.C1" office:value-type="string">
            <text:p text:style-name="P15">Common Parameter Extension</text:p>
          </table:table-cell>
        </table:table-row>
        <table:table-row>
          <table:table-cell table:style-name="Tabelle5.A2" office:value-type="string">
            <text:p text:style-name="P23"/>
          </table:table-cell>
          <table:table-cell table:style-name="Tabelle5.A2" office:value-type="string">
            <text:p text:style-name="P23">networkSensorsIn<text:line-break/>MFNode</text:p>
          </table:table-cell>
          <table:table-cell table:style-name="Tabelle5.C2" office:value-type="string">
            <text:p text:style-name="P17"/>
          </table:table-cell>
        </table:table-row>
        <table:table-row>
          <table:table-cell table:style-name="Tabelle5.A2" office:value-type="string">
            <text:p text:style-name="P22"/>
          </table:table-cell>
          <table:table-cell table:style-name="Tabelle5.A2" office:value-type="string">
            <text:p text:style-name="P23">sscDispatchersIn<text:line-break/>MFNode</text:p>
          </table:table-cell>
          <table:table-cell table:style-name="Tabelle5.C2" office:value-type="string">
            <text:p text:style-name="P17"/>
          </table:table-cell>
        </table:table-row>
      </table:table>
      <text:p text:style-name="Standard"/>
      <text:h text:style-name="Heading_20_3" text:outline-level="3"><text:bookmark-start text:name="__RefHeading__3241_555477830"/>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2">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2">may use Object Related Network Sensors</text:span><text:span text:style-name="T5">, too.</text:span></text:p>
      <text:p text:style-name="P4">Those network sensors should be made available to the MIB Core prototype via the external interface of the Model Prototype (MOP). The MIB Core prototype will care for the MOO changes of those nodes.</text:p>
      <text:h text:style-name="P59" text:outline-level="2"><text:bookmark-start text:name="__RefHeading__1846_918816407"/>A Possible Evolution Path for the SMUOS Framework<text:bookmark-end text:name="__RefHeading__1846_918816407"/></text:h>
      <text:h text:style-name="Heading_20_3" text:outline-level="3"><text:bookmark-start text:name="__RefHeading__1848_918816407"/>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13">Software Part</text:p>
            </table:table-cell>
            <table:covered-table-cell/>
            <table:table-cell table:style-name="Features-Pieta.C1" office:value-type="string">
              <text:p text:style-name="P13">Features</text:p>
            </table:table-cell>
          </table:table-row>
        </table:table-header-rows>
        <table:table-row>
          <table:table-cell table:style-name="Features-Pieta.A1" table:number-rows-spanned="2" office:value-type="string">
            <text:p text:style-name="P12">(F)rame</text:p>
          </table:table-cell>
          <table:table-cell table:style-name="Features-Pieta.A1" office:value-type="string">
            <text:p text:style-name="P16">Simple Scene Controller</text:p>
          </table:table-cell>
          <table:table-cell table:style-name="Features-Pieta.C2" office:value-type="string">
            <text:list xml:id="list3595422536536051348" text:style-name="L26">
              <text:list-item>
                <text:p text:style-name="P63">init</text:p>
              </text:list-item>
              <text:list-item>
                <text:p text:style-name="P63">Support of single-user/multi-user scenes</text:p>
              </text:list-item>
            </text:list>
          </table:table-cell>
        </table:table-row>
        <table:table-row>
          <table:covered-table-cell/>
          <table:table-cell table:style-name="Features-Pieta.B3" office:value-type="string">
            <text:p text:style-name="P16">SSC Core</text:p>
          </table:table-cell>
          <table:table-cell table:style-name="Features-Pieta.C2" office:value-type="string">
            <text:list xml:id="list6710787214137803358" text:style-name="L27">
              <text:list-item>
                <text:p text:style-name="P64">Support of no-state/stateful SSC Extensions</text:p>
              </text:list-item>
              <text:list-item>
                <text:p text:style-name="P64">Support of synchronous controllers</text:p>
              </text:list-item>
            </text:list>
          </table:table-cell>
        </table:table-row>
        <table:table-row>
          <table:table-cell table:style-name="Features-Pieta.B3" table:number-rows-spanned="2" office:value-type="string">
            <text:p text:style-name="P12">(M)odule</text:p>
          </table:table-cell>
          <table:table-cell table:style-name="Features-Pieta.B3" office:value-type="string">
            <text:p text:style-name="P16">Module Coordinator</text:p>
          </table:table-cell>
          <table:table-cell table:style-name="Features-Pieta.C2" office:value-type="string">
            <text:list xml:id="list2751252180906017440" text:style-name="L28">
              <text:list-item>
                <text:p text:style-name="P65">commParam + disable</text:p>
              </text:list-item>
              <text:list-item>
                <text:p text:style-name="P65">Support of static/dynamic modules</text:p>
              </text:list-item>
            </text:list>
          </table:table-cell>
        </table:table-row>
        <table:table-row>
          <table:covered-table-cell/>
          <table:table-cell table:style-name="Features-Pieta.B3" office:value-type="string">
            <text:p text:style-name="P16">MC Core</text:p>
          </table:table-cell>
          <table:table-cell table:style-name="Features-Pieta.C2" office:value-type="string">
            <text:list xml:id="list1623246400382199231" text:style-name="L29">
              <text:list-item>
                <text:p text:style-name="P66">Support of attacheable/non-attacheable MC Extensions</text:p>
              </text:list-item>
            </text:list>
          </table:table-cell>
        </table:table-row>
        <table:table-row>
          <table:table-cell table:style-name="Features-Pieta.B3" table:number-rows-spanned="2" office:value-type="string">
            <text:p text:style-name="P12">(M)odel</text:p>
          </table:table-cell>
          <table:table-cell table:style-name="Features-Pieta.B3" office:value-type="string">
            <text:p text:style-name="P16">Model Base</text:p>
          </table:table-cell>
          <table:table-cell table:style-name="Features-Pieta.C2" office:value-type="string">
            <text:list xml:id="list2746393753480339794" text:style-name="L30">
              <text:list-item>
                <text:p text:style-name="P67">modParam + disable</text:p>
              </text:list-item>
              <text:list-item>
                <text:p text:style-name="P67">Support of bound models</text:p>
              </text:list-item>
            </text:list>
          </table:table-cell>
        </table:table-row>
        <table:table-row>
          <table:covered-table-cell/>
          <table:table-cell table:style-name="Features-Pieta.B3" office:value-type="string">
            <text:p text:style-name="P16">MIDAS Base</text:p>
          </table:table-cell>
          <table:table-cell table:style-name="Features-Pieta.C2" office:value-type="string">
            <text:list xml:id="list1990036934664210328" text:style-name="L31">
              <text:list-item>
                <text:p text:style-name="P68">commParam + modParam + disable</text:p>
              </text:list-item>
              <text:list-item>
                <text:p text:style-name="P68">Support of astral/bound MIDAS objects</text:p>
              </text:list-item>
              <text:list-item>
                <text:p text:style-name="P68">Support of no-state/standard/animated MIDAS objects</text:p>
              </text:list-item>
            </text:list>
          </table:table-cell>
        </table:table-row>
      </table:table>
      <text:p text:style-name="Text_20_body"/>
      <text:h text:style-name="Heading_20_3" text:outline-level="3"><text:bookmark-start text:name="__RefHeading__2084_1029898641"/>Unbound Models ("Arimathea") – ongoing<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13">Software Part</text:p>
            </table:table-cell>
            <table:covered-table-cell/>
            <table:table-cell table:style-name="Tabelle1.C1" office:value-type="string">
              <text:p text:style-name="P13">New Features</text:p>
            </table:table-cell>
          </table:table-row>
        </table:table-header-rows>
        <table:table-row>
          <table:table-cell table:style-name="Tabelle1.A1" table:number-rows-spanned="2" office:value-type="string">
            <text:p text:style-name="P12">(M)odel</text:p>
          </table:table-cell>
          <table:table-cell table:style-name="Tabelle1.A1" office:value-type="string">
            <text:p text:style-name="P16">Model Base</text:p>
          </table:table-cell>
          <table:table-cell table:style-name="Tabelle1.C2" office:value-type="string">
            <text:list xml:id="list951984020503779956" text:style-name="L32">
              <text:list-item>
                <text:p text:style-name="P69">Support of model containers</text:p>
              </text:list-item>
              <text:list-item>
                <text:p text:style-name="P69">Support of unbound models</text:p>
              </text:list-item>
            </text:list>
          </table:table-cell>
        </table:table-row>
        <table:table-row>
          <table:covered-table-cell/>
          <table:table-cell table:style-name="Tabelle1.B3" office:value-type="string">
            <text:p text:style-name="P16">MIDAS Base</text:p>
          </table:table-cell>
          <table:table-cell table:style-name="Tabelle1.C2" office:value-type="string">
            <text:list xml:id="list3070398816536356026" text:style-name="L33">
              <text:list-item>
                <text:p text:style-name="P70">Support of unbound MIDAS objects</text:p>
              </text:list-item>
            </text:list>
          </table:table-cell>
        </table:table-row>
      </table:table>
      <text:p text:style-name="Standard"/>
      <text:h text:style-name="Heading_20_3" text:outline-level="3"><text:bookmark-start text:name="__RefHeading__1852_918816407"/>Handover and Moving Modules – rough ideas<text:bookmark-end text:name="__RefHeading__1852_918816407"/></text:h>
      <table:table table:name="Tabelle2" table:style-name="Tabelle2">
        <table:table-column table:style-name="Tabelle2.A"/>
        <table:table-column table:style-name="Tabelle2.B"/>
        <table:table-column table:style-name="Tabelle2.C"/>
        <table:table-header-rows>
          <table:table-row>
            <table:table-cell table:style-name="Tabelle2.A1" table:number-columns-spanned="2" office:value-type="string">
              <text:p text:style-name="P13">Software Part</text:p>
            </table:table-cell>
            <table:covered-table-cell/>
            <table:table-cell table:style-name="Tabelle2.C1" office:value-type="string">
              <text:p text:style-name="P13">New Features</text:p>
            </table:table-cell>
          </table:table-row>
        </table:table-header-rows>
        <table:table-row>
          <table:table-cell table:style-name="Tabelle2.A1" office:value-type="string">
            <text:p text:style-name="P12">(F)rame</text:p>
          </table:table-cell>
          <table:table-cell table:style-name="Tabelle2.A1" office:value-type="string">
            <text:p text:style-name="P16">Simple Scene Controller</text:p>
          </table:table-cell>
          <table:table-cell table:style-name="Tabelle2.C2" office:value-type="string">
            <text:list xml:id="list24191245" text:continue-list="list951984020503779956" text:style-name="L32">
              <text:list-item>
                <text:p text:style-name="P72">disable</text:p>
              </text:list-item>
            </text:list>
          </table:table-cell>
        </table:table-row>
        <table:table-row>
          <table:table-cell table:style-name="Tabelle2.A3" office:value-type="string">
            <text:p text:style-name="P12">(M)odule</text:p>
          </table:table-cell>
          <table:table-cell table:style-name="Tabelle2.A3" office:value-type="string">
            <text:p text:style-name="P16">Module Coordinator</text:p>
          </table:table-cell>
          <table:table-cell table:style-name="Tabelle2.C2" office:value-type="string">
            <text:list xml:id="list24212260" text:continue-numbering="true" text:style-name="L32">
              <text:list-item>
                <text:p text:style-name="P69">Support of moving modules</text:p>
              </text:list-item>
            </text:list>
          </table:table-cell>
        </table:table-row>
        <table:table-row>
          <table:table-cell table:style-name="Tabelle2.A1" office:value-type="string">
            <text:p text:style-name="P12">(M)odel</text:p>
          </table:table-cell>
          <table:table-cell table:style-name="Tabelle2.A3" office:value-type="string">
            <text:p text:style-name="P16">MIDAS Base</text:p>
          </table:table-cell>
          <table:table-cell table:style-name="Tabelle2.C2" office:value-type="string">
            <text:list xml:id="list6646250837078515547" text:style-name="L34">
              <text:list-item>
                <text:p text:style-name="P71">Support of Handover</text:p>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1<text:tab/>Pieta / MIB Core<text:tab/>Version 3.1 / 2018-03-30</text:p>
        <text:p text:style-name="Header">This text is a service of <text:a xlink:type="simple" xlink:href="https://github.com/christoph-v/spark">https://github.com/christoph-v/spark</text:a></text:p>
      </style:header>
      <style:footer>
        <text:p text:style-name="Footer"><text:tab/>Seite <text:page-number text:select-page="current">1</text:page-number> von <text:page-count>41</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53M58S</meta:editing-duration>
    <meta:editing-cycles>286</meta:editing-cycles>
    <meta:generator>OpenOffice.org/3.4.1$Win32 OpenOffice.org_project/341m1$Build-9593</meta:generator>
    <dc:date>2018-03-30T04:00:55.85</dc:date>
    <meta:document-statistic meta:table-count="16" meta:image-count="0" meta:object-count="25" meta:page-count="41" meta:paragraph-count="620" meta:word-count="7845" meta:character-count="4741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7cm" svg:y="0.7cm">
          <text:p text:style-name="P1">Scene (= „Application“)</text:p>
          <draw:enhanced-geometry svg:viewBox="0 0 21600 21600" draw:type="rectangle" draw:enhanced-path="M 0 0 L 21600 0 21600 21600 0 21600 0 0 Z N"/>
        </draw:custom-shape>
        <draw:custom-shape draw:style-name="gr2" draw:text-style-name="P1" draw:layer="layout" svg:width="12.9cm" svg:height="1.1cm" svg:x="0.7cm" svg:y="1.8cm">
          <text:p text:style-name="P1">SRR Framework (= „Intermediate Layer“)</text:p>
          <draw:enhanced-geometry svg:viewBox="0 0 21600 21600" draw:type="rectangle" draw:enhanced-path="M 0 0 L 21600 0 21600 21600 0 21600 0 0 Z N"/>
        </draw:custom-shape>
        <draw:custom-shape draw:style-name="gr3" draw:text-style-name="P1" draw:layer="layout" svg:width="12.9cm" svg:height="1.1cm" svg:x="0.7cm" svg:y="2.9cm">
          <text:p text:style-name="P1">Web3D Browser (= „Platform“)</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3" style:family="graphic" style:parent-style-name="standard">
      <style:graphic-properties svg:stroke-color="#314004" draw:fill-color="#99ff66" draw:textarea-horizontal-align="left" draw:textarea-vertical-align="top" draw:auto-grow-height="false"/>
    </style:style>
    <style:style style:name="gr4" style:family="graphic" style:parent-style-name="standard">
      <style:graphic-properties svg:stroke-color="#314004" draw:fill-color="#00cc00" draw:textarea-horizontal-align="left" draw:textarea-vertical-align="top" draw:auto-grow-height="false"/>
    </style:style>
    <style:style style:name="gr5" style:family="graphic" style:parent-style-name="objectwithoutfill">
      <style:graphic-properties draw:marker-end="Circle_20_unfille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479cm" fo:min-width="3.149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3cm" svg:x="0.7cm" svg:y="0.7cm">
          <text:p text:style-name="P1">SrrTrains Scene</text:p>
          <draw:enhanced-geometry svg:viewBox="0 0 21600 21600" draw:type="rectangle" draw:enhanced-path="M 0 0 L 21600 0 21600 21600 0 21600 0 0 Z N"/>
        </draw:custom-shape>
        <draw:custom-shape draw:style-name="gr2" draw:text-style-name="P1" draw:layer="layout" svg:width="11.7cm" svg:height="11.4cm" svg:x="1.3cm" svg:y="1.7cm">
          <text:p text:style-name="P1">Frame</text:p>
          <draw:enhanced-geometry svg:viewBox="0 0 21600 21600" draw:type="rectangle" draw:enhanced-path="M 0 0 L 21600 0 21600 21600 0 21600 0 0 Z N"/>
        </draw:custom-shape>
        <draw:custom-shape draw:style-name="gr3" draw:text-style-name="P1" draw:layer="layout" svg:width="10.7cm" svg:height="1.1cm" svg:x="1.7cm" svg:y="11.7cm">
          <text:p text:style-name="P1">Simple Scene Controller</text:p>
          <draw:enhanced-geometry svg:viewBox="0 0 21600 21600" draw:type="rectangle" draw:enhanced-path="M 0 0 L 21600 0 21600 21600 0 21600 0 0 Z N"/>
        </draw:custom-shape>
        <draw:custom-shape draw:style-name="gr2" draw:text-style-name="P1" draw:layer="layout" svg:width="8.2cm" svg:height="7.6cm" svg:x="4.2cm" svg:y="3.1cm">
          <text:p text:style-name="P1">Module</text:p>
          <draw:enhanced-geometry svg:viewBox="0 0 21600 21600" draw:type="rectangle" draw:enhanced-path="M 0 0 L 21600 0 21600 21600 0 21600 0 0 Z N"/>
        </draw:custom-shape>
        <draw:custom-shape draw:style-name="gr3" draw:text-style-name="P1" draw:layer="layout" svg:width="7.3cm" svg:height="1.1cm" svg:x="4.7cm" svg:y="9.3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4cm" svg:y="3.3cm">
          <text:p text:style-name="P1">Module</text:p>
          <draw:enhanced-geometry svg:viewBox="0 0 21600 21600" draw:type="rectangle" draw:enhanced-path="M 0 0 L 21600 0 21600 21600 0 21600 0 0 Z N"/>
        </draw:custom-shape>
        <draw:custom-shape draw:style-name="gr3" draw:text-style-name="P1" draw:layer="layout" svg:width="7.3cm" svg:height="1.1cm" svg:x="4.5cm" svg:y="9.5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3.8cm" svg:y="3.5cm">
          <text:p text:style-name="P1">Module</text:p>
          <draw:enhanced-geometry svg:viewBox="0 0 21600 21600" draw:type="rectangle" draw:enhanced-path="M 0 0 L 21600 0 21600 21600 0 21600 0 0 Z N"/>
        </draw:custom-shape>
        <draw:custom-shape draw:style-name="gr3" draw:text-style-name="P1" draw:layer="layout" svg:width="7.2cm" svg:height="1.1cm" svg:x="4.3cm" svg:y="9.7cm">
          <text:p text:style-name="P1">Module Coordinator</text:p>
          <draw:enhanced-geometry svg:viewBox="0 0 21600 21600" draw:type="rectangle" draw:enhanced-path="M 0 0 L 21600 0 21600 21600 0 21600 0 0 Z N"/>
        </draw:custom-shape>
        <draw:custom-shape draw:style-name="gr2" draw:text-style-name="P1" draw:layer="layout" svg:width="5.3cm" svg:height="4.2cm" svg:x="6.2cm" svg:y="4.6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6cm" svg:y="7.4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6cm" svg:y="4.8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4cm" svg:y="7.6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5.8cm" svg:y="5cm">
          <text:p text:style-name="P1">Model</text:p>
          <draw:enhanced-geometry svg:viewBox="0 0 21600 21600" draw:mirror-horizontal="false" draw:mirror-vertical="false" draw:type="rectangle" draw:enhanced-path="M 0 0 L 21600 0 21600 21600 0 21600 0 0 Z N"/>
        </draw:custom-shape>
        <draw:custom-shape draw:style-name="gr4" draw:text-style-name="P1" draw:layer="layout" svg:width="4.5cm" svg:height="2.7cm" svg:x="6.2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3.9cm" svg:height="1.1cm" svg:x="6.5cm" svg:y="7.5cm">
          <text:p text:style-name="P1">MIB</text:p>
          <draw:enhanced-geometry svg:viewBox="0 0 21600 21600" draw:type="rectangle" draw:enhanced-path="M 0 0 L 21600 0 21600 21600 0 21600 0 0 Z N"/>
        </draw:custom-shape>
        <draw:line draw:style-name="gr5" draw:text-style-name="P1" draw:layer="layout" svg:x1="8.6cm" svg:y1="6.2cm" svg:x2="8.6cm" svg:y2="5.5cm">
          <text:p/>
        </draw:line>
        <draw:frame draw:style-name="gr6" draw:text-style-name="P2" draw:layer="layout" svg:width="1.493cm" svg:height="0.729cm" svg:x="8.6cm" svg:y="5.371cm">
          <draw:text-box>
            <text:p><text:span text:style-name="T1">uiObj</text:span></text:p>
          </draw:text-box>
        </draw:frame>
        <draw:line draw:style-name="gr5" draw:text-style-name="P1" draw:layer="layout" svg:x1="4.607cm" svg:y1="9.7cm" svg:x2="4.607cm" svg:y2="9.1cm">
          <text:p/>
        </draw:line>
        <draw:frame draw:style-name="gr6" draw:text-style-name="P2" draw:layer="layout" svg:width="1.993cm" svg:height="0.729cm" svg:x="4.707cm" svg:y="8.671cm">
          <draw:text-box>
            <text:p><text:span text:style-name="T1">uiMod</text:span></text:p>
          </draw:text-box>
        </draw:frame>
        <draw:line draw:style-name="gr5" draw:text-style-name="P1" draw:layer="layout" svg:x1="2cm" svg:y1="11.8cm" svg:x2="2cm" svg:y2="11.2cm">
          <text:p/>
        </draw:line>
        <draw:frame draw:style-name="gr6" draw:text-style-name="P2" draw:layer="layout" svg:width="2.7cm" svg:height="0.729cm" svg:x="2.1cm" svg:y="10.771cm">
          <draw:text-box>
            <text:p><text:span text:style-name="T1">uiControl</text:span></text:p>
          </draw:text-box>
        </draw:frame>
        <draw:frame draw:style-name="gr6" draw:text-style-name="P2" draw:layer="layout" svg:width="2.7cm" svg:height="0.729cm" svg:x="8.7cm" svg:y="3.6cm">
          <draw:text-box>
            <text:p><text:span text:style-name="T1">uiObj</text:span></text:p>
          </draw:text-box>
        </draw:frame>
        <draw:line draw:style-name="gr5" draw:text-style-name="P1" draw:layer="layout" svg:x1="8.525cm" svg:y1="4.63cm" svg:x2="8.525cm" svg:y2="4.03cm">
          <text:p/>
        </draw:line>
        <draw:line draw:style-name="gr5" draw:text-style-name="P1" draw:layer="layout" svg:x1="8cm" svg:y1="3.129cm" svg:x2="8cm" svg:y2="2.529cm">
          <text:p/>
        </draw:line>
        <draw:frame draw:style-name="gr6" draw:text-style-name="P2" draw:layer="layout" svg:width="2.7cm" svg:height="0.729cm" svg:x="8.1cm" svg:y="2.1cm">
          <draw:text-box>
            <text:p><text:span text:style-name="T1">uiModule</text:span></text:p>
          </draw:text-box>
        </draw:frame>
        <draw:line draw:style-name="gr5" draw:text-style-name="P1" draw:layer="layout" svg:x1="8.3cm" svg:y1="4.8cm" svg:x2="8.3cm" svg:y2="4.2cm">
          <text:p/>
        </draw:line>
        <draw:line draw:style-name="gr5" draw:text-style-name="P1" draw:layer="layout" svg:x1="8cm" svg:y1="5cm" svg:x2="8cm" svg:y2="4.4cm">
          <text:p/>
        </draw:line>
        <draw:line draw:style-name="gr5" draw:text-style-name="P1" draw:layer="layout" svg:x1="7.7cm" svg:y1="3.3cm" svg:x2="7.7cm" svg:y2="2.7cm">
          <text:p/>
        </draw:line>
        <draw:line draw:style-name="gr5" draw:text-style-name="P1" draw:layer="layout" svg:x1="7.4cm" svg:y1="3.5cm" svg:x2="7.4cm" svg:y2="2.9cm">
          <text:p/>
        </draw:line>
        <draw:line draw:style-name="gr5" draw:text-style-name="P1" draw:layer="layout" svg:x1="8.366cm" svg:y1="7.696cm" svg:x2="8.366cm" svg:y2="7.096cm">
          <text:p/>
        </draw:line>
        <draw:frame draw:style-name="gr6" draw:text-style-name="P2" draw:layer="layout" svg:width="1.993cm" svg:height="0.729cm" svg:x="8.405cm" svg:y="6.969cm">
          <draw:text-box>
            <text:p><text:span text:style-name="T1">eiMib</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P</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8pt" style:font-size-asian="18pt" style:font-size-complex="18pt"/>
    </style:style>
    <style:style style:name="T3" style:family="text">
      <style:text-properties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6.94cm" svg:height="1.17cm" svg:x="5.445cm" svg:y="2.397cm">
          <draw:text-box>
            <text:p>state<text:span text:style-name="T2">1</text:span>, state<text:span text:style-name="T3">2</text:span>, …..state<text:span text:style-name="T3">n</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draw:fill-color="#ffffff" draw:textarea-horizontal-align="left" draw:textarea-vertical-align="top" draw:auto-grow-height="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5cm" svg:height="3.3cm" svg:x="0.3cm" svg:y="5.7cm">
          <text:p text:style-name="P1">MIB</text:p>
          <draw:enhanced-geometry svg:viewBox="0 0 21600 21600" draw:type="rectangle" draw:enhanced-path="M 0 0 L 21600 0 21600 21600 0 21600 0 0 Z N"/>
        </draw:custom-shape>
        <draw:custom-shape draw:style-name="gr2" draw:text-style-name="P3" draw:layer="layout" svg:width="3.7cm" svg:height="0.6cm" svg:x="0.7cm" svg:y="6.6cm">
          <text:p text:style-name="P2"><text:span text:style-name="T1">MibNoState</text:span></text:p>
          <draw:enhanced-geometry svg:viewBox="0 0 21600 21600" draw:type="rectangle" draw:enhanced-path="M 0 0 L 21600 0 21600 21600 0 21600 0 0 Z N"/>
        </draw:custom-shape>
        <draw:custom-shape draw:style-name="gr2" draw:text-style-name="P1" draw:layer="layout" svg:width="4.5cm" svg:height="0.6cm" svg:x="8.9cm" svg:y="6.6cm">
          <text:p text:style-name="P2"><text:span text:style-name="T1">MibAnim + MibAnimNs</text:span></text:p>
          <draw:enhanced-geometry svg:viewBox="0 0 21600 21600" draw:type="rectangle" draw:enhanced-path="M 0 0 L 21600 0 21600 21600 0 21600 0 0 Z N"/>
        </draw:custom-shape>
        <draw:custom-shape draw:style-name="gr2" draw:text-style-name="P1" draw:layer="layout" svg:width="3.7cm" svg:height="0.6cm" svg:x="4.8cm" svg:y="6.6cm">
          <text:p text:style-name="P2"><text:span text:style-name="T1">MibStandard</text:span></text:p>
          <draw:enhanced-geometry svg:viewBox="0 0 21600 21600" draw:type="rectangle" draw:enhanced-path="M 0 0 L 21600 0 21600 21600 0 21600 0 0 Z N"/>
        </draw:custom-shape>
        <draw:custom-shape draw:style-name="gr2" draw:text-style-name="P3" draw:layer="layout" svg:width="12.7cm" svg:height="0.6cm" svg:x="0.7cm" svg:y="8.2cm">
          <text:p text:style-name="P1"><text:span text:style-name="T1">MibConsoleBase</text:span></text:p>
          <draw:enhanced-geometry svg:viewBox="0 0 21600 21600" draw:type="rectangle" draw:enhanced-path="M 0 0 L 21600 0 21600 21600 0 21600 0 0 Z N"/>
        </draw:custom-shape>
        <draw:custom-shape draw:style-name="gr2" draw:text-style-name="P1" draw:layer="layout" svg:width="8.6cm" svg:height="0.6cm" svg:x="4.8cm" svg:y="7.4cm">
          <text:p text:style-name="P2"><text:span text:style-name="T1">MibStandardNs</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3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6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3cm" svg:y="0.3cm">
          <text:p text:style-name="P1">MOB</text:p>
          <draw:enhanced-geometry svg:viewBox="0 0 21600 21600" draw:mirror-horizontal="false" draw:mirror-vertical="false" draw:type="rectangle" draw:enhanced-path="M 0 0 L 21600 0 21600 21600 0 21600 0 0 Z N"/>
        </draw:custom-shape>
        <draw:line draw:style-name="gr3" draw:text-style-name="P1" draw:layer="layout" svg:x1="2.2cm" svg:y1="0.3cm" svg:x2="2.2cm" svg:y2="-1.1cm">
          <text:p/>
        </draw:line>
        <draw:line draw:style-name="gr3" draw:text-style-name="P1" draw:layer="layout" svg:x1="6.9cm" svg:y1="0.301cm" svg:x2="6.9cm" svg:y2="-1.099cm">
          <text:p/>
        </draw:line>
        <draw:line draw:style-name="gr3" draw:text-style-name="P1" draw:layer="layout" svg:x1="11.6cm" svg:y1="0.302cm" svg:x2="11.6cm" svg:y2="-1.098cm">
          <text:p/>
        </draw:line>
        <draw:frame draw:style-name="gr4" draw:layer="layout" svg:width="1.979cm" svg:height="0.963cm" svg:x="1.4cm" svg:y="-1.9cm">
          <draw:text-box>
            <text:p>uiObj</text:p>
          </draw:text-box>
        </draw:frame>
        <draw:frame draw:style-name="gr4" draw:layer="layout" svg:width="2.225cm" svg:height="0.963cm" svg:x="5.701cm" svg:y="-1.9cm">
          <draw:text-box>
            <text:p>uiMod</text:p>
          </draw:text-box>
        </draw:frame>
        <draw:frame draw:style-name="gr4" draw:layer="layout" svg:width="3.034cm" svg:height="0.963cm" svg:x="10.102cm" svg:y="-1.9cm">
          <draw:text-box>
            <text:p>uiControl</text:p>
          </draw:text-box>
        </draw:frame>
        <draw:custom-shape draw:style-name="gr1" draw:text-style-name="P1" draw:layer="layout" svg:width="3.8cm" svg:height="1.4cm" svg:x="0.5cm" svg:y="3.5cm">
          <text:p text:style-name="P1">MIB Cor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4cm" svg:height="12.2cm" svg:x="0.3cm" svg:y="0.3cm">
          <text:p text:style-name="P1">Model</text:p>
          <draw:enhanced-geometry svg:viewBox="0 0 21600 21600" draw:mirror-horizontal="false" draw:mirror-vertical="false" draw:type="rectangle" draw:enhanced-path="M 0 0 L 21600 0 21600 21600 0 21600 0 0 Z N"/>
        </draw:custom-shape>
        <draw:custom-shape draw:style-name="gr2" draw:text-style-name="P1" draw:layer="layout" svg:width="12.6cm" svg:height="10.8cm" svg:x="0.7cm" svg:y="1.3cm">
          <text:p text:style-name="P1">MOP</text:p>
          <draw:enhanced-geometry svg:viewBox="0 0 21600 21600" draw:type="rectangle" draw:enhanced-path="M 0 0 L 21600 0 21600 21600 0 21600 0 0 Z N"/>
        </draw:custom-shape>
        <draw:custom-shape draw:style-name="gr2" draw:text-style-name="P1" draw:layer="layout" svg:width="11.8cm" svg:height="9.4cm" svg:x="1.1cm" svg:y="2.2cm">
          <text:p text:style-name="P1">MIB Core</text:p>
          <draw:enhanced-geometry svg:viewBox="0 0 21600 21600" draw:type="rectangle" draw:enhanced-path="M 0 0 L 21600 0 21600 21600 0 21600 0 0 Z N"/>
        </draw:custom-shape>
        <draw:custom-shape draw:style-name="gr3" draw:text-style-name="P1" draw:layer="layout" svg:width="10.1cm" svg:height="7cm" svg:x="2.4cm" svg:y="3.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2cm" svg:y="3.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cm" svg:y="3.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8cm" svg:y="3.8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6cm" svg:y="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4cm" svg:y="4.2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9.1cm" svg:height="5.6cm" svg:x="1.9cm" svg:y="5.2cm">
          <text:p text:style-name="P1">MIB Core</text:p>
          <draw:enhanced-geometry svg:viewBox="0 0 21600 21600" draw:type="rectangle" draw:enhanced-path="M 0 0 L 21600 0 21600 21600 0 21600 0 0 Z N"/>
        </draw:custom-shape>
        <draw:custom-shape draw:style-name="gr3" draw:text-style-name="P1" draw:layer="layout" svg:width="7.5cm" svg:height="3.5cm" svg:x="3.1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9cm" svg:y="6.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7cm" svg:y="6.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5cm" svg:y="6.8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7cm" svg:height="2.1cm" svg:x="3.1cm" svg:y="8cm">
          <text:p text:style-name="P1">MIB Core</text:p>
          <draw:enhanced-geometry svg:viewBox="0 0 21600 21600" draw:type="rectangle" draw:enhanced-path="M 0 0 L 21600 0 21600 21600 0 21600 0 0 Z N"/>
        </draw:custom-shape>
        <draw:custom-shape draw:style-name="gr4" draw:text-style-name="P1" draw:layer="layout" svg:width="4.7cm" svg:height="0.9cm" svg:x="3.5cm" svg:y="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